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6" manifest:media-type=""/>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0" manifest:media-type=""/>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Pictures/1000000100000330000002644EC2598731A72823.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Pictures/1000000000000008000000080944901A42762024.png" manifest:media-type="image/png"/>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Thumbnails/thumbnail.png" manifest:media-type="image/png"/>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5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55cm"/>
      <style:paragraph-properties style:writing-mode="lr-tb"/>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standard">
      <style:graphic-properties draw:stroke="none" svg:stroke-color="#000000" draw:fill="none" draw:fill-color="#ffffff" draw:textarea-horizontal-align="left" draw:auto-grow-height="true" draw:auto-grow-width="true" fo:min-height="0.776cm" fo:min-width="3.68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76cm" fo:min-width="3.26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76cm" fo:min-width="3.38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695cm" fo:min-width="0cm"/>
      <style:paragraph-properties style:writing-mode="lr-tb"/>
    </style:style>
    <style:style style:name="gr13" style:family="graphic" style:parent-style-name="standard">
      <style:graphic-properties svg:stroke-width="0.212cm" svg:stroke-color="#bf0041" draw:marker-start-width="0.518cm" draw:marker-end-width="0.518cm" draw:fill="solid" draw:fill-color="#bf0041" loext:fill-use-slide-background="false" draw:opacity="50%" draw:textarea-horizontal-align="justify" draw:textarea-vertical-align="middle" draw:auto-grow-height="false" fo:min-height="5.338cm" fo:min-width="20.288cm" fo:padding-top="0.231cm" fo:padding-bottom="0.231cm" fo:padding-left="0.356cm" fo:padding-right="0.35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895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18" style:family="graphic" style:parent-style-name="objectwithoutfill">
      <style:graphic-properties svg:stroke-color="#000000" draw:fill="solid" draw:textarea-vertical-align="middle"/>
    </style:style>
    <style:style style:name="gr19" style:family="graphic" style:parent-style-name="standard">
      <style:graphic-properties svg:stroke-width="0.212cm" svg:stroke-color="#bf0041" draw:marker-start-width="0.518cm" draw:marker-end-width="0.518cm" draw:fill="solid" draw:fill-color="#bf0041" loext:fill-use-slide-background="false" draw:opacity="50%" draw:textarea-horizontal-align="justify" draw:textarea-vertical-align="middle" draw:auto-grow-height="false" fo:min-height="5.338cm" fo:min-width="21.488cm" fo:padding-top="0.231cm" fo:padding-bottom="0.231cm" fo:padding-left="0.356cm" fo:padding-right="0.356cm"/>
      <style:paragraph-properties style:writing-mode="lr-tb"/>
    </style:style>
    <style:style style:name="gr20" style:family="graphic" style:parent-style-name="objectwithoutfill">
      <style:graphic-properties svg:stroke-color="#000000" draw:marker-end="Arrowheads_20_2" draw:marker-end-width="0.3cm" draw:fill="solid"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76cm" fo:min-width="5.5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76cm" fo:min-width="1.983cm"/>
      <style:paragraph-properties style:writing-mode="lr-tb"/>
    </style:style>
    <style:style style:name="gr23" style:family="graphic" style:parent-style-name="standard">
      <style:graphic-properties draw:stroke="none" draw:fill="bitmap" draw:fill-image-name="_32_0_20_Percent" draw:opacity="50%" draw:textarea-horizontal-align="justify" draw:textarea-vertical-align="middle" draw:auto-grow-height="false" fo:min-height="4.3cm" fo:min-width="27.5cm"/>
    </style:style>
    <style:style style:name="gr24" style:family="graphic" style:parent-style-name="standard">
      <style:graphic-properties svg:stroke-color="#000000" draw:fill-color="#bf0041" draw:textarea-horizontal-align="justify" draw:textarea-vertical-align="middle" draw:auto-grow-height="false" fo:min-height="0.95cm" fo:min-width="2.3cm" style:writing-mode="lr-tb"/>
      <style:paragraph-properties style:writing-mode="lr-tb"/>
    </style:style>
    <style:style style:name="gr25" style:family="graphic" style:parent-style-name="standard">
      <style:graphic-properties svg:stroke-color="#000000" draw:fill-color="#2a6099" draw:textarea-horizontal-align="justify" draw:textarea-vertical-align="middle" draw:auto-grow-height="false" fo:min-height="0.95cm" fo:min-width="2.3cm" style:writing-mode="lr-tb"/>
      <style:paragraph-properties style:writing-mode="lr-tb"/>
    </style:style>
    <style:style style:name="gr26" style:family="graphic">
      <style:graphic-properties style:writing-mode="lr-tb"/>
    </style:style>
    <style:style style:name="gr27" style:family="graphic" style:parent-style-name="standard">
      <style:graphic-properties svg:stroke-color="#000000" draw:fill-color="#158466" draw:textarea-horizontal-align="justify" draw:textarea-vertical-align="middle" draw:auto-grow-height="false" fo:min-height="0.95cm" fo:min-width="2.3cm" style:writing-mode="lr-tb"/>
      <style:paragraph-properties style:writing-mode="lr-tb"/>
    </style:style>
    <style:style style:name="gr28" style:family="graphic" style:parent-style-name="objectwithoutfill">
      <style:graphic-properties svg:stroke-width="0.035cm" svg:stroke-color="#000000" draw:marker-start-width="0.252cm" draw:marker-end="Arrowheads_20_1" draw:marker-end-width="0.352cm" draw:fill="solid" draw:textarea-vertical-align="middle" fo:padding-top="0.142cm" fo:padding-bottom="0.142cm" fo:padding-left="0.267cm" fo:padding-right="0.267cm"/>
    </style:style>
    <style:style style:name="gr29" style:family="graphic" style:parent-style-name="objectwithoutfill">
      <style:graphic-properties draw:stroke="dash" draw:stroke-dash="Long_20_Dash" svg:stroke-width="0.053cm" svg:stroke-color="#333333" draw:marker-start-width="0.279cm" draw:marker-end-width="0.279cm" svg:stroke-linecap="butt" draw:fill="solid"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776cm" fo:min-width="2.69cm"/>
      <style:paragraph-properties style:writing-mode="lr-tb"/>
    </style:style>
    <style:style style:name="gr31" style:family="graphic" style:parent-style-name="standard">
      <style:graphic-properties svg:stroke-width="0.212cm" svg:stroke-color="#bf0041" draw:marker-start-width="0.518cm" draw:marker-end-width="0.518cm" draw:fill="solid" draw:fill-color="#bf0041" loext:fill-use-slide-background="false" draw:opacity="50%" draw:textarea-horizontal-align="justify" draw:textarea-vertical-align="middle" draw:auto-grow-height="false" fo:min-height="8.209cm" fo:min-width="23.288cm" fo:padding-top="0.231cm" fo:padding-bottom="0.231cm" fo:padding-left="0.356cm" fo:padding-right="0.356cm"/>
      <style:paragraph-properties style:writing-mode="lr-tb"/>
    </style:style>
    <style:style style:name="gr32" style:family="graphic" style:parent-style-name="standard">
      <style:graphic-properties draw:stroke="none" draw:fill="bitmap" draw:fill-image-name="_32_0_20_Percent" draw:opacity="50%" draw:textarea-horizontal-align="justify" draw:textarea-vertical-align="middle" draw:auto-grow-height="false" fo:min-height="6.5cm" fo:min-width="27.5cm"/>
    </style:style>
    <style:style style:name="gr33" style:family="graphic" style:parent-style-name="standard" style:list-style-name="L1">
      <style:graphic-properties draw:stroke="none" svg:stroke-color="#000000" draw:fill="none" draw:fill-color="#ffffff" draw:auto-grow-height="true" draw:auto-grow-width="false" fo:max-height="0cm" fo:min-height="3.329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3.1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r3" style:family="presentation" style:parent-style-name="Image-title">
      <style:graphic-properties draw:auto-grow-height="true" fo:min-height="2.629cm"/>
      <style:paragraph-properties style:writing-mode="lr-tb"/>
    </style:style>
    <style:style style:name="pr4" style:family="presentation" style:parent-style-name="Image-title">
      <style:graphic-properties fo:min-height="2.629cm"/>
      <style:paragraph-properties style:writing-mode="lr-tb"/>
    </style:style>
    <style:style style:name="pr5" style:family="presentation" style:parent-style-name="Image-notes">
      <style:graphic-properties draw:fill-color="#ffffff" fo:min-height="13.364cm"/>
      <style:paragraph-properties style:writing-mode="lr-tb"/>
    </style:style>
    <style:style style:name="pr6" style:family="presentation" style:parent-style-name="Bullet_20_3-title">
      <style:graphic-properties draw:auto-grow-height="true" fo:min-height="2.629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title">
      <style:graphic-properties fo:min-height="2.629cm"/>
      <style:paragraph-properties style:writing-mode="lr-tb"/>
    </style:style>
    <style:style style:name="pr9" style:family="presentation" style:parent-style-name="Bullet_20_3-outline1">
      <style:graphic-properties fo:min-height="8.884cm"/>
      <style:paragraph-properties style:writing-mode="lr-tb"/>
    </style:style>
    <style:style style:name="pr10"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000000"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loext:graphic-properties draw:fill-color="#ffffff"/>
      <style:text-properties fo:font-size="20pt"/>
    </style:style>
    <style:style style:name="P10" style:family="paragraph">
      <style:paragraph-properties fo:text-align="center"/>
    </style:style>
    <style:style style:name="P11" style:family="paragraph">
      <loext:graphic-properties draw:fill="none" draw:fill-color="#ffffff"/>
    </style:style>
    <style:style style:name="P12" style:family="paragraph">
      <loext:graphic-properties draw:fill="solid" draw:fill-color="#bf0041" draw:opacity="50%"/>
      <style:paragraph-properties fo:text-align="center"/>
      <style:text-properties fo:color="#ffffff" loext:opacity="100%" loext:color-lum-mod="100%" loext:color-lum-off="0%" fo:font-weight="bold" style:font-weight-asian="bold" style:font-weight-complex="bold"/>
    </style:style>
    <style:style style:name="P13" style:family="paragraph">
      <loext:graphic-properties draw:fill="solid"/>
      <style:paragraph-properties fo:text-align="center"/>
    </style:style>
    <style:style style:name="P14" style:family="paragraph">
      <loext:graphic-properties draw:fill="none" draw:fill-color="#ffffff"/>
      <style:text-properties fo:font-weight="normal" style:font-weight-asian="bold" style:font-weight-complex="bold"/>
    </style:style>
    <style:style style:name="P15" style:family="paragraph">
      <loext:graphic-properties draw:fill="bitmap" draw:fill-image-name="_32_0_20_Percent" draw:opacity="50%"/>
      <style:paragraph-properties fo:text-align="center"/>
    </style:style>
    <style:style style:name="P16" style:family="paragraph">
      <style:paragraph-properties fo:text-align="center"/>
      <style:text-properties fo:color="#ffffff" loext:opacity="100%" fo:font-size="18pt"/>
    </style:style>
    <style:style style:name="P17" style:family="paragraph">
      <loext:graphic-properties draw:fill-color="#bf0041"/>
      <style:paragraph-properties fo:text-align="center" style:writing-mode="lr-tb"/>
      <style:text-properties fo:color="#ffffff" loext:opacity="100%" loext:color-lum-mod="100%" loext:color-lum-off="0%" fo:font-size="18pt"/>
    </style:style>
    <style:style style:name="P18" style:family="paragraph">
      <loext:graphic-properties draw:fill-color="#2a6099"/>
      <style:paragraph-properties fo:text-align="center" style:writing-mode="lr-tb"/>
      <style:text-properties fo:color="#ffffff" loext:opacity="100%" loext:color-lum-mod="100%" loext:color-lum-off="0%" fo:font-size="18pt"/>
    </style:style>
    <style:style style:name="P19" style:family="paragraph">
      <style:paragraph-properties fo:text-align="center"/>
      <style:text-properties fo:font-size="18pt" style:font-size-asian="18pt" style:font-size-complex="18pt"/>
    </style:style>
    <style:style style:name="P20" style:family="paragraph">
      <loext:graphic-properties draw:fill-color="#158466"/>
      <style:paragraph-properties fo:text-align="center" style:writing-mode="lr-tb"/>
      <style:text-properties fo:color="#ffffff" loext:opacity="100%" loext:color-lum-mod="100%" loext:color-lum-off="0%"/>
    </style:style>
    <style:style style:name="P21" style:family="paragraph">
      <loext:graphic-properties draw:fill="none" draw:fill-color="#ffffff"/>
      <style:text-properties fo:font-weight="bold" style:font-weight-asian="bold" style:font-weight-complex="bold"/>
    </style:style>
    <style:style style:name="P22" style:family="paragraph">
      <style:paragraph-properties fo:text-align="center"/>
      <style:text-properties fo:color="#ffffff" loext:opacity="100%"/>
    </style:style>
    <style:style style:name="P23" style:family="paragraph">
      <loext:graphic-properties draw:fill-color="#bf0041"/>
      <style:paragraph-properties fo:text-align="center" style:writing-mode="lr-tb"/>
      <style:text-properties fo:color="#ffffff" loext:opacity="100%" loext:color-lum-mod="100%" loext:color-lum-off="0%"/>
    </style:style>
    <style:style style:name="P24" style:family="paragraph">
      <loext:graphic-properties draw:fill-color="#2a6099"/>
      <style:paragraph-properties fo:text-align="center" style:writing-mode="lr-tb"/>
      <style:text-properties fo:color="#ffffff" loext:opacity="100%" loext:color-lum-mod="100%" loext:color-lum-off="0%"/>
    </style:style>
    <style:style style:name="P25" style:family="paragraph">
      <style:paragraph-properties fo:margin-left="0cm" fo:margin-right="0cm" fo:margin-top="0.5cm" fo:margin-bottom="0cm" fo:text-indent="0cm"/>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draw:fill-color="#ffffff"/>
      <style:paragraph-properties fo:margin-left="0cm" fo:margin-right="0cm" fo:margin-top="0cm" fo:margin-bottom="0cm" fo:line-height="100%" fo:text-align="center" fo:text-indent="0cm"/>
      <style:text-properties fo:color="#000000" loext:opacity="100%" loext:color-lum-mod="100%" loext:color-lum-off="0%" style:font-name="Noto Sans1" fo:font-size="15pt" style:font-size-asian="15pt" style:font-size-complex="15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000000" loext:opacity="100%" style:font-name="Noto Sans1" fo:font-size="24pt" style:text-underline-style="none" fo:font-weight="bold" style:font-size-asian="24pt" style:font-weight-asian="bold" style:font-size-complex="24pt" style:font-weight-complex="bold"/>
    </style:style>
    <style:style style:name="T6" style:family="text">
      <style:text-properties fo:color="#000000" loext:opacity="100%" style:font-name="Noto Sans1" fo:font-size="21pt" style:text-underline-style="none" style:font-size-asian="21pt" style:font-size-complex="21pt"/>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4pt" style:font-size-asian="24pt" style:font-size-complex="24pt"/>
    </style:style>
    <style:style style:name="T10" style:family="text">
      <style:text-properties fo:color="#ffffff" loext:opacity="100%" fo:font-size="105.599998474121pt" fo:font-weight="bold" style:font-size-asian="105.599998474121pt" style:font-weight-asian="bold" style:font-size-complex="105.599998474121pt" style:font-weight-complex="bold"/>
    </style:style>
    <style:style style:name="T11" style:family="text">
      <style:text-properties fo:font-size="36pt" style:font-size-asian="36pt" style:font-size-complex="36pt"/>
    </style:style>
    <style:style style:name="T12" style:family="text">
      <style:text-properties fo:font-size="22pt" fo:font-weight="normal" style:font-size-asian="22pt" style:font-weight-asian="bold" style:font-size-complex="22pt" style:font-weight-complex="bold"/>
    </style:style>
    <style:style style:name="T13" style:family="text">
      <style:text-properties fo:color="#ffffff" loext:opacity="100%" fo:font-size="18pt"/>
    </style:style>
    <style:style style:name="T14" style:family="text">
      <style:text-properties fo:color="#ffffff" loext:opacity="100%" style:text-position="-8% 58%" fo:font-size="18pt"/>
    </style:style>
    <style:style style:name="T15" style:family="text">
      <style:text-properties fo:font-size="22pt" fo:font-weight="bold" style:font-size-asian="22pt" style:font-weight-asian="bold" style:font-size-complex="22pt" style:font-weight-complex="bold"/>
    </style:style>
    <style:style style:name="T16" style:family="text">
      <style:text-properties fo:color="#ffffff" loext:opacity="100%"/>
    </style:style>
    <style:style style:name="T17" style:family="text">
      <style:text-properties fo:color="#ffffff" loext:opacity="100%" style:text-position="-8% 58%"/>
    </style:style>
    <style:style style:name="T18" style:family="text">
      <style:text-properties style:text-position="-8% 58%" fo:font-size="22pt" style:font-size-asian="22pt" style:font-size-complex="22pt"/>
    </style:style>
    <style:style style:name="T19" style:family="text">
      <style:text-properties style:text-position="0% 100%" fo:font-size="22pt" style:font-size-asian="22pt" style:font-size-complex="22pt"/>
    </style:style>
    <style:style style:name="T20" style:family="text">
      <style:text-properties fo:color="#000000" loext:opacity="100%" style:font-name="Noto Sans1" fo:font-size="15pt" style:text-underline-style="none" fo:font-weight="normal" style:font-size-asian="24pt" style:font-weight-asian="normal" style:font-size-complex="24pt" style:font-weight-complex="normal"/>
    </style:style>
    <style:style style:name="T21" style:family="text">
      <style:text-properties fo:color="#000000" loext:opacity="100%" style:font-name="Noto Sans1" fo:font-size="32pt" style:text-underline-style="none"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15cm" svg:height="2.658cm" svg:x="1cm" svg:y="12.542cm">
          <draw:text-box>
            <text:p text:style-name="P1"><text:span text:style-name="T1">Incenti</text:span><text:span text:style-name="T1">vising </text:span><text:span text:style-name="T1">Pragm</text:span><text:span text:style-name="T1">atism</text:span></text:p>
            <text:p text:style-name="P1"><text:span text:style-name="T2">Advanced </text:span><text:span text:style-name="T2">methods </text:span><text:span text:style-name="T2">for multi-</text:span><text:span text:style-name="T2">agent </text:span><text:span text:style-name="T2">communic</text:span><text:span text:style-name="T2">ation</text:span></text:p>
          </draw:text-box>
        </draw:frame>
        <draw:frame draw:style-name="gr2" draw:text-style-name="P4" draw:layer="layout" svg:width="6.604cm" svg:height="1.373cm" svg:x="20.32cm" svg:y="12.859cm">
          <draw:text-box>
            <text:p><text:span text:style-name="T3">Mortimer von </text:span><text:span text:style-name="T3">Chappuis</text:span></text:p>
            <text:p text:style-name="P3"><text:span text:style-name="T4">11 October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2.33cm" svg:height="4.8cm" svg:x="1.4cm" svg:y="5.4cm">
          <draw:text-box>
            <text:p text:style-name="P3"><text:span text:style-name="T5">Environ</text:span><text:span text:style-name="T5">ment</text:span></text:p>
            <text:list text:style-name="L1">
              <text:list-item>
                <text:p text:style-name="P3"><text:span text:style-name="T6">Self play</text:span></text:p>
              </text:list-item>
              <text:list-item>
                <text:p text:style-name="P3"><text:span text:style-name="T6">partial </text:span><text:span text:style-name="T6">observa</text:span><text:span text:style-name="T6">bility</text:span></text:p>
              </text:list-item>
              <text:list-item>
                <text:p text:style-name="P3"><text:span text:style-name="T6">fully </text:span><text:span text:style-name="T6">coopera</text:span><text:span text:style-name="T6">tive</text:span></text:p>
              </text:list-item>
            </text:list>
          </draw:text-box>
        </draw:frame>
        <draw:frame draw:style-name="gr6" draw:text-style-name="P8" draw:layer="layout" svg:width="9.906cm" svg:height="1.31cm" svg:x="0.762cm" svg:y="1.016cm">
          <draw:text-box>
            <text:p><text:span text:style-name="T7">Setup</text:span></text:p>
          </draw:text-box>
        </draw:frame>
        <draw:frame draw:style-name="gr7" draw:text-style-name="P7" draw:layer="layout" svg:width="12.33cm" svg:height="4.8cm" svg:x="14.6cm" svg:y="5.4cm">
          <draw:text-box>
            <text:p text:style-name="P3"><text:span text:style-name="T5">Symmet</text:span><text:span text:style-name="T5">ries</text:span></text:p>
            <text:list text:style-name="L1">
              <text:list-item>
                <text:p text:style-name="P3"><text:span text:style-name="T6">Valuefu</text:span><text:span text:style-name="T6">nction</text:span></text:p>
              </text:list-item>
              <text:list-item>
                <text:p text:style-name="P3"><text:span text:style-name="T6">Policy</text:span></text:p>
              </text:list-item>
              <text:list-item>
                <text:p text:style-name="P3"><text:span text:style-name="T6">Belief </text:span><text:span text:style-name="T6">update</text:span></text:p>
              </text:list-item>
            </text:list>
          </draw:text-box>
        </draw:frame>
        <presentation:notes draw:style-name="dp2">
          <draw:page-thumbnail draw:style-name="gr4"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3" draw:layer="layout" svg:width="25.199cm" svg:height="2.629cm" svg:x="1.3cm" svg:y="1.3cm" presentation:class="title">
          <draw:text-box>
            <text:p>Three levels of incentives</text:p>
          </draw:text-box>
        </draw:frame>
        <draw:frame draw:style-name="gr8" draw:text-style-name="P10" xml:id="id1" draw:id="id1" draw:layer="layout" svg:width="8.997cm" svg:height="1.227cm" svg:x="6.05cm" svg:y="4.8cm">
          <draw:object xlink:href="./Object 1" xlink:type="simple" xlink:show="embed" xlink:actuate="onLoad">
            <loext:p/>
          </draw:object>
          <draw:image xlink:href="./ObjectReplacements/Object 1" xlink:type="simple" xlink:show="embed" xlink:actuate="onLoad"/>
        </draw:frame>
        <draw:frame draw:style-name="gr8" draw:text-style-name="P10" xml:id="id3" draw:id="id3" draw:layer="layout" svg:width="9.394cm" svg:height="1.227cm" svg:x="6.067cm" svg:y="7.8cm">
          <draw:object xlink:href="./Object 28" xlink:type="simple" xlink:show="embed" xlink:actuate="onLoad">
            <loext:p/>
          </draw:object>
          <draw:image xlink:href="./ObjectReplacements/Object 28" xlink:type="simple" xlink:show="embed" xlink:actuate="onLoad"/>
        </draw:frame>
        <draw:frame draw:style-name="gr8" draw:text-style-name="P10" xml:id="id5" draw:id="id5" draw:layer="layout" svg:width="18.368cm" svg:height="1.227cm" svg:x="6.079cm" svg:y="10.773cm">
          <draw:object xlink:href="./Object 31" xlink:type="simple" xlink:show="embed" xlink:actuate="onLoad">
            <loext:p/>
          </draw:object>
          <draw:image xlink:href="./ObjectReplacements/Object 31" xlink:type="simple" xlink:show="embed" xlink:actuate="onLoad"/>
        </draw:frame>
        <draw:frame draw:style-name="gr9" draw:text-style-name="P11" xml:id="id2" draw:id="id2" draw:layer="layout" svg:width="4.185cm" svg:height="1.026cm" svg:x="4cm" svg:y="4cm">
          <draw:text-box>
            <text:p><text:span text:style-name="T8">descriptive</text:span></text:p>
          </draw:text-box>
        </draw:frame>
        <draw:frame draw:style-name="gr10" draw:text-style-name="P11" xml:id="id4" draw:id="id4" draw:layer="layout" svg:width="3.766cm" svg:height="1.026cm" svg:x="4.031cm" svg:y="7cm">
          <draw:text-box>
            <text:p><text:span text:style-name="T8">epistemic</text:span></text:p>
          </draw:text-box>
        </draw:frame>
        <draw:frame draw:style-name="gr11" draw:text-style-name="P11" xml:id="id6" draw:id="id6" draw:layer="layout" svg:width="3.884cm" svg:height="1.026cm" svg:x="4.101cm" svg:y="9.974cm">
          <draw:text-box>
            <text:p><text:span text:style-name="T8">pragmatic</text:span></text:p>
          </draw:text-box>
        </draw:frame>
        <draw:frame draw:style-name="gr8" draw:text-style-name="P10" xml:id="id7" draw:id="id7" draw:layer="layout" svg:width="5.342cm" svg:height="1.131cm" svg:x="11.365cm" svg:y="13.2cm">
          <draw:object xlink:href="./Object 30" xlink:type="simple" xlink:show="embed" xlink:actuate="onLoad">
            <loext:p/>
          </draw:object>
          <draw:image xlink:href="./ObjectReplacements/Object 30" xlink:type="simple" xlink:show="embed" xlink:actuate="onLoad"/>
        </draw:frame>
        <draw:frame draw:style-name="gr12" draw:text-style-name="P11" draw:layer="layout" svg:width="6.8cm" svg:height="1.945cm" svg:x="4cm" svg:y="13.255cm">
          <draw:text-box>
            <text:p xml:id="id8" text:id="id8"><text:span text:style-name="T9">reward shaping</text:span></text:p>
          </draw:text-box>
        </draw:frame>
        <draw:custom-shape draw:style-name="gr13" draw:text-style-name="P12" draw:layer="layout" svg:width="21cm" svg:height="5.8cm" svg:x="3.4cm" svg:y="6.8cm">
          <text:p text:style-name="P10"><text:span text:style-name="T10">REDACTE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3" draw:layer="layout" svg:width="25.199cm" svg:height="2.629cm" svg:x="1.3cm" svg:y="1.3cm" presentation:class="title">
          <draw:text-box>
            <text:p>Hypothesis</text:p>
          </draw:text-box>
        </draw:frame>
        <draw:frame draw:style-name="gr9" draw:text-style-name="P11" xml:id="id9" draw:id="id9" draw:layer="layout" svg:width="4.185cm" svg:height="1.026cm" svg:x="2cm" svg:y="6.6cm">
          <draw:text-box>
            <text:p><text:span text:style-name="T8">descriptive</text:span></text:p>
          </draw:text-box>
        </draw:frame>
        <draw:frame draw:style-name="gr10" draw:text-style-name="P11" xml:id="id10" draw:id="id10" draw:layer="layout" svg:width="3.766cm" svg:height="1.026cm" svg:x="2.234cm" svg:y="9.574cm">
          <draw:text-box>
            <text:p><text:span text:style-name="T8">epistemic</text:span></text:p>
          </draw:text-box>
        </draw:frame>
        <draw:frame draw:style-name="gr11" draw:text-style-name="P11" xml:id="id11" draw:id="id11" draw:layer="layout" svg:width="3.884cm" svg:height="1.026cm" svg:x="2.116cm" svg:y="12.174cm">
          <draw:text-box>
            <text:p><text:span text:style-name="T8">pragmatic</text:span></text:p>
          </draw:text-box>
        </draw:frame>
        <draw:frame draw:style-name="gr14" draw:text-style-name="P11" draw:layer="layout" svg:width="4.4cm" svg:height="1.145cm" svg:x="5.9cm" svg:y="4.455cm">
          <draw:text-box>
            <text:p><text:span text:style-name="T9">distractor</text:span><text:span text:style-name="T9">s</text:span></text:p>
          </draw:text-box>
        </draw:frame>
        <draw:frame draw:style-name="gr14" draw:text-style-name="P11" draw:layer="layout" svg:width="4.4cm" svg:height="1.145cm" svg:x="11.7cm" svg:y="4.455cm">
          <draw:text-box>
            <text:p><text:span text:style-name="T9">targets</text:span></text:p>
          </draw:text-box>
        </draw:frame>
        <draw:frame draw:style-name="gr14" draw:text-style-name="P11" draw:layer="layout" svg:width="4.4cm" svg:height="1.145cm" svg:x="16.3cm" svg:y="4.455cm">
          <draw:text-box>
            <text:p><text:span text:style-name="T9">novelty</text:span></text:p>
          </draw:text-box>
        </draw:frame>
        <draw:frame draw:style-name="gr15" draw:text-style-name="P11" xml:id="id12" draw:id="id12" draw:layer="layout" svg:width="2.4cm" svg:height="2cm" svg:x="7.5cm" svg:y="6.8cm">
          <draw:text-box>
            <text:p><text:span text:style-name="T11">✅</text:span></text:p>
          </draw:text-box>
        </draw:frame>
        <draw:frame draw:style-name="gr16" draw:text-style-name="P11" xml:id="id16" draw:id="id16" draw:layer="layout" svg:width="2.2cm" svg:height="1.6cm" svg:x="21.3cm" svg:y="9.4cm">
          <draw:text-box>
            <text:p><text:span text:style-name="T11">❌</text:span></text:p>
          </draw:text-box>
        </draw:frame>
        <draw:frame draw:style-name="gr15" draw:text-style-name="P11" xml:id="id13" draw:id="id13" draw:layer="layout" svg:width="2.4cm" svg:height="2cm" svg:x="12.1cm" svg:y="6.8cm">
          <draw:text-box>
            <text:p><text:span text:style-name="T11">✅</text:span></text:p>
          </draw:text-box>
        </draw:frame>
        <draw:frame draw:style-name="gr15" draw:text-style-name="P11" xml:id="id14" draw:id="id14" draw:layer="layout" svg:width="2.4cm" svg:height="2cm" svg:x="16.9cm" svg:y="6.8cm">
          <draw:text-box>
            <text:p><text:span text:style-name="T11">✅</text:span></text:p>
          </draw:text-box>
        </draw:frame>
        <draw:frame draw:style-name="gr17" draw:text-style-name="P11" draw:layer="layout" svg:width="5cm" svg:height="1.4cm" svg:x="20.7cm" svg:y="4.5cm">
          <draw:text-box>
            <text:p><text:span text:style-name="T9">familiar</text:span></text:p>
          </draw:text-box>
        </draw:frame>
        <draw:frame draw:style-name="gr15" draw:text-style-name="P11" xml:id="id15" draw:id="id15" draw:layer="layout" svg:width="2.4cm" svg:height="2cm" svg:x="21.3cm" svg:y="6.8cm">
          <draw:text-box>
            <text:p><text:span text:style-name="T11">✅</text:span></text:p>
          </draw:text-box>
        </draw:frame>
        <draw:frame draw:style-name="gr15" draw:text-style-name="P11" xml:id="id17" draw:id="id17" draw:layer="layout" svg:width="2.4cm" svg:height="2cm" svg:x="7.5cm" svg:y="9.4cm">
          <draw:text-box>
            <text:p><text:span text:style-name="T11">✅</text:span></text:p>
          </draw:text-box>
        </draw:frame>
        <draw:frame draw:style-name="gr15" draw:text-style-name="P11" xml:id="id18" draw:id="id18" draw:layer="layout" svg:width="2.4cm" svg:height="2cm" svg:x="12.1cm" svg:y="9.4cm">
          <draw:text-box>
            <text:p><text:span text:style-name="T11">✅</text:span></text:p>
          </draw:text-box>
        </draw:frame>
        <draw:frame draw:style-name="gr15" draw:text-style-name="P11" xml:id="id19" draw:id="id19" draw:layer="layout" svg:width="2.4cm" svg:height="2cm" svg:x="16.9cm" svg:y="9.4cm">
          <draw:text-box>
            <text:p><text:span text:style-name="T11">✅</text:span></text:p>
          </draw:text-box>
        </draw:frame>
        <draw:frame draw:style-name="gr16" draw:text-style-name="P11" xml:id="id20" draw:id="id20" draw:layer="layout" svg:width="2.2cm" svg:height="1.6cm" svg:x="21.3cm" svg:y="12.1cm">
          <draw:text-box>
            <text:p><text:span text:style-name="T11">❌</text:span></text:p>
          </draw:text-box>
        </draw:frame>
        <draw:frame draw:style-name="gr15" draw:text-style-name="P11" xml:id="id21" draw:id="id21" draw:layer="layout" svg:width="2.4cm" svg:height="2cm" svg:x="12.1cm" svg:y="12.1cm">
          <draw:text-box>
            <text:p><text:span text:style-name="T11">✅</text:span></text:p>
          </draw:text-box>
        </draw:frame>
        <draw:frame draw:style-name="gr15" draw:text-style-name="P11" xml:id="id22" draw:id="id22" draw:layer="layout" svg:width="2.4cm" svg:height="2cm" svg:x="16.9cm" svg:y="12.1cm">
          <draw:text-box>
            <text:p><text:span text:style-name="T11">✅</text:span></text:p>
          </draw:text-box>
        </draw:frame>
        <draw:frame draw:style-name="gr16" draw:text-style-name="P11" xml:id="id23" draw:id="id23" draw:layer="layout" svg:width="2.2cm" svg:height="1.6cm" svg:x="7.5cm" svg:y="12.1cm">
          <draw:text-box>
            <text:p><text:span text:style-name="T11">❌</text:span></text:p>
          </draw:text-box>
        </draw:frame>
        <draw:line draw:style-name="gr18" draw:text-style-name="P13" draw:layer="layout" svg:x1="6.5cm" svg:y1="8.8cm" svg:x2="24.5cm" svg:y2="8.8cm">
          <text:p/>
        </draw:line>
        <draw:line draw:style-name="gr18" draw:text-style-name="P13" draw:layer="layout" svg:x1="6.5cm" svg:y1="11.4cm" svg:x2="24.5cm" svg:y2="11.4cm">
          <text:p/>
        </draw:line>
        <draw:line draw:style-name="gr18" draw:text-style-name="P13" draw:layer="layout" svg:x1="10.7cm" svg:y1="6cm" svg:x2="10.7cm" svg:y2="14cm">
          <text:p/>
        </draw:line>
        <draw:line draw:style-name="gr18" draw:text-style-name="P13" draw:layer="layout" svg:x1="15.5cm" svg:y1="6cm" svg:x2="15.5cm" svg:y2="14cm">
          <text:p/>
        </draw:line>
        <draw:line draw:style-name="gr18" draw:text-style-name="P13" draw:layer="layout" svg:x1="20.3cm" svg:y1="6cm" svg:x2="20.3cm" svg:y2="14cm">
          <text:p/>
        </draw:line>
        <draw:custom-shape draw:style-name="gr19" draw:text-style-name="P12" draw:layer="layout" svg:width="22.2cm" svg:height="5.8cm" svg:x="2.2cm" svg:y="8.7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4" draw:layer="layout" svg:width="25.199cm" svg:height="2.629cm" svg:x="1.3cm" svg:y="1.3cm" presentation:class="title">
          <draw:text-box>
            <text:p>Mutual Information</text:p>
          </draw:text-box>
        </draw:frame>
        <draw:frame draw:style-name="gr8" draw:text-style-name="P10" draw:layer="layout" svg:width="21.07cm" svg:height="1.345cm" svg:x="2.6cm" svg:y="5.255cm">
          <draw:object xlink:href="./Object 16" xlink:type="simple" xlink:show="embed" xlink:actuate="onLoad">
            <loext:p/>
          </draw:object>
          <draw:image xlink:href="./ObjectReplacements/Object 16" xlink:type="simple" xlink:show="embed" xlink:actuate="onLoad"/>
        </draw:frame>
        <draw:frame draw:style-name="gr8" draw:text-style-name="P10" xml:id="id24" draw:id="id24" draw:layer="layout" svg:width="2.769cm" svg:height="1.034cm" svg:x="15.8cm" svg:y="9.4cm">
          <draw:object xlink:href="./Object 32" xlink:type="simple" xlink:show="embed" xlink:actuate="onLoad">
            <loext:p/>
          </draw:object>
          <draw:image xlink:href="./ObjectReplacements/Object 32" xlink:type="simple" xlink:show="embed" xlink:actuate="onLoad"/>
        </draw:frame>
        <draw:frame draw:style-name="gr8" draw:text-style-name="P10" xml:id="id27" draw:id="id27" draw:layer="layout" svg:width="2.084cm" svg:height="1.034cm" svg:x="21.008cm" svg:y="9.374cm">
          <draw:object xlink:href="./Object 33" xlink:type="simple" xlink:show="embed" xlink:actuate="onLoad">
            <loext:p/>
          </draw:object>
          <draw:image xlink:href="./ObjectReplacements/Object 33" xlink:type="simple" xlink:show="embed" xlink:actuate="onLoad"/>
        </draw:frame>
        <draw:polyline draw:style-name="gr20" draw:text-style-name="P13" xml:id="id28" draw:id="id28" draw:layer="layout" svg:width="0cm" svg:height="2.099cm" svg:x="22.11cm" svg:y="6.874cm" svg:viewBox="0 0 0 2100" draw:points="0,0 0,2100">
          <text:p/>
        </draw:polyline>
        <draw:polyline draw:style-name="gr20" draw:text-style-name="P13" xml:id="id25" draw:id="id25" draw:layer="layout" svg:width="0cm" svg:height="1.899cm" svg:x="17.287cm" svg:y="6.9cm" svg:viewBox="0 0 0 1900" draw:points="0,0 0,1900">
          <text:p/>
        </draw:polyline>
        <draw:frame draw:style-name="gr21" draw:text-style-name="P14" xml:id="id29" draw:id="id29" draw:layer="layout" svg:width="6.01cm" svg:height="1.026cm" svg:x="19cm" svg:y="11.174cm">
          <draw:text-box>
            <text:p><text:span text:style-name="T12">language model</text:span></text:p>
          </draw:text-box>
        </draw:frame>
        <draw:frame draw:style-name="gr22" draw:text-style-name="P14" xml:id="id26" draw:id="id26" draw:layer="layout" svg:width="2.483cm" svg:height="1.026cm" svg:x="16.104cm" svg:y="11.174cm">
          <draw:text-box>
            <text:p><text:span text:style-name="T12">poli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custom-shape draw:style-name="gr23" draw:text-style-name="P15" draw:layer="layout" svg:width="28cm" svg:height="4.55cm" svg:x="0cm" svg:y="11.2cm">
          <text:p/>
          <draw:enhanced-geometry svg:viewBox="0 0 21600 21600" draw:type="rectangle" draw:enhanced-path="M 0 0 L 21600 0 21600 21600 0 21600 0 0 Z N"/>
        </draw:custom-shape>
        <draw:frame presentation:style-name="pr6" draw:layer="layout" svg:width="25.199cm" svg:height="2.629cm" svg:x="1.3cm" svg:y="1.3cm" presentation:class="title" presentation:user-transformed="true">
          <draw:text-box>
            <text:p>Architecture</text:p>
          </draw:text-box>
        </draw:frame>
        <draw:custom-shape draw:style-name="gr24" draw:text-style-name="P17" draw:layer="layout" svg:width="2.8cm" svg:height="1.2cm" svg:x="8.6cm" svg:y="6.8cm">
          <text:p text:style-name="P16"><text:span text:style-name="T13">Ctrl</text:span><text:span text:style-name="T14">self</text:span></text:p>
          <draw:enhanced-geometry svg:viewBox="0 0 21600 21600" draw:type="rectangle" draw:enhanced-path="M 0 0 L 21600 0 21600 21600 0 21600 0 0 Z N"/>
        </draw:custom-shape>
        <draw:custom-shape draw:style-name="gr25" draw:text-style-name="P18" draw:layer="layout" svg:width="2.8cm" svg:height="1.2cm" svg:x="16.6cm" svg:y="6.8cm">
          <text:p text:style-name="P16"><text:span text:style-name="T13">Com</text:span><text:span text:style-name="T14">self</text:span></text:p>
          <draw:enhanced-geometry svg:viewBox="0 0 21600 21600" draw:type="rectangle" draw:enhanced-path="M 0 0 L 21600 0 21600 21600 0 21600 0 0 Z N"/>
        </draw:custom-shape>
        <draw:frame draw:style-name="gr8" draw:text-style-name="P19" draw:layer="layout" svg:width="1.672cm" svg:height="1.227cm" svg:x="13.328cm" svg:y="6.8cm">
          <draw:object xlink:href="./Object 20" xlink:type="simple" xlink:show="embed" xlink:actuate="onLoad">
            <loext:p/>
          </draw:object>
          <draw:image xlink:href="./ObjectReplacements/Object 20" xlink:type="simple" xlink:show="embed" xlink:actuate="onLoad"/>
        </draw:frame>
        <draw:frame draw:style-name="gr8" draw:text-style-name="P10" draw:layer="layout" svg:width="1.672cm" svg:height="1.227cm" svg:x="5.4cm" svg:y="6.8cm">
          <draw:object xlink:href="./Object 43" xlink:type="simple" xlink:show="embed" xlink:actuate="onLoad">
            <loext:p/>
          </draw:object>
          <draw:image xlink:href="./ObjectReplacements/Object 43" xlink:type="simple" xlink:show="embed" xlink:actuate="onLoad"/>
        </draw:frame>
        <draw:frame draw:style-name="gr8" draw:text-style-name="P10" draw:layer="layout" svg:width="0.778cm" svg:height="1.121cm" svg:x="9.6cm" svg:y="4cm">
          <draw:object xlink:href="./Object 49" xlink:type="simple" xlink:show="embed" xlink:actuate="onLoad">
            <loext:p/>
          </draw:object>
          <draw:image xlink:href="./ObjectReplacements/Object 49" xlink:type="simple" xlink:show="embed" xlink:actuate="onLoad"/>
        </draw:frame>
        <draw:g draw:style-name="gr26">
          <draw:custom-shape draw:style-name="gr27" draw:text-style-name="P20" draw:layer="layout" svg:width="2.8cm" svg:height="1.2cm" svg:x="12.6cm" svg:y="3.921cm">
            <text:p/>
            <draw:enhanced-geometry svg:viewBox="0 0 21600 21600" draw:type="rectangle" draw:enhanced-path="M 0 0 L 21600 0 21600 21600 0 21600 0 0 Z N"/>
          </draw:custom-shape>
          <draw:frame draw:style-name="gr8" draw:text-style-name="P10" draw:layer="layout" svg:width="1.591cm" svg:height="0.778cm" svg:x="13.322cm" svg:y="4.2cm">
            <draw:object xlink:href="./Object 50" xlink:type="simple" xlink:show="embed" xlink:actuate="onLoad">
              <loext:p/>
            </draw:object>
            <draw:image xlink:href="./ObjectReplacements/Object 50" xlink:type="simple" xlink:show="embed" xlink:actuate="onLoad"/>
          </draw:frame>
        </draw:g>
        <draw:frame draw:style-name="gr8" draw:text-style-name="P19" draw:layer="layout" svg:width="1.926cm" svg:height="1.227cm" svg:x="17.274cm" svg:y="3.894cm">
          <draw:object xlink:href="./Object 53" xlink:type="simple" xlink:show="embed" xlink:actuate="onLoad">
            <loext:p/>
          </draw:object>
          <draw:image xlink:href="./ObjectReplacements/Object 53" xlink:type="simple" xlink:show="embed" xlink:actuate="onLoad"/>
        </draw:frame>
        <draw:frame draw:style-name="gr8" draw:text-style-name="P10" draw:layer="layout" svg:width="1.672cm" svg:height="1.227cm" svg:x="21.2cm" svg:y="6.773cm">
          <draw:object xlink:href="./Object 54" xlink:type="simple" xlink:show="embed" xlink:actuate="onLoad">
            <loext:p/>
          </draw:object>
          <draw:image xlink:href="./ObjectReplacements/Object 54" xlink:type="simple" xlink:show="embed" xlink:actuate="onLoad"/>
        </draw:frame>
        <draw:g draw:style-name="gr26">
          <draw:custom-shape draw:style-name="gr27" draw:text-style-name="P20" draw:layer="layout" svg:width="2.8cm" svg:height="1.2cm" svg:x="4.8cm" svg:y="3.921cm">
            <text:p/>
            <draw:enhanced-geometry svg:viewBox="0 0 21600 21600" draw:type="rectangle" draw:enhanced-path="M 0 0 L 21600 0 21600 21600 0 21600 0 0 Z N"/>
          </draw:custom-shape>
          <draw:frame draw:style-name="gr8" draw:text-style-name="P10" draw:layer="layout" svg:width="1.418cm" svg:height="0.778cm" svg:x="5.522cm" svg:y="4.2cm">
            <draw:object xlink:href="./Object 56" xlink:type="simple" xlink:show="embed" xlink:actuate="onLoad">
              <loext:p/>
            </draw:object>
            <draw:image xlink:href="./ObjectReplacements/Object 56" xlink:type="simple" xlink:show="embed" xlink:actuate="onLoad"/>
          </draw:frame>
        </draw:g>
        <draw:line draw:style-name="gr28" draw:text-style-name="P13" draw:layer="layout" svg:x1="7.072cm" svg:y1="7.4cm" svg:x2="8.4cm" svg:y2="7.4cm">
          <text:p/>
        </draw:line>
        <draw:line draw:style-name="gr28" draw:text-style-name="P13" draw:layer="layout" svg:x1="10cm" svg:y1="5.521cm" svg:x2="10cm" svg:y2="6.6cm">
          <text:p/>
        </draw:line>
        <draw:line draw:style-name="gr28" draw:text-style-name="P13" draw:layer="layout" svg:x1="10cm" svg:y1="9.6cm" svg:x2="10cm" svg:y2="8.4cm">
          <text:p/>
        </draw:line>
        <draw:line draw:style-name="gr28" draw:text-style-name="P13" draw:layer="layout" svg:x1="7.8cm" svg:y1="4.521cm" svg:x2="9.2cm" svg:y2="4.521cm">
          <text:p/>
        </draw:line>
        <draw:line draw:style-name="gr28" draw:text-style-name="P13" draw:layer="layout" svg:x1="11.6cm" svg:y1="7.4cm" svg:x2="13cm" svg:y2="7.4cm">
          <text:p/>
        </draw:line>
        <draw:line draw:style-name="gr28" draw:text-style-name="P13" draw:layer="layout" svg:x1="14cm" svg:y1="6.6cm" svg:x2="14cm" svg:y2="5.521cm">
          <text:p/>
        </draw:line>
        <draw:line draw:style-name="gr28" draw:text-style-name="P13" draw:layer="layout" svg:x1="15.8cm" svg:y1="4.521cm" svg:x2="17cm" svg:y2="4.521cm">
          <text:p/>
        </draw:line>
        <draw:line draw:style-name="gr28" draw:text-style-name="P13" draw:layer="layout" svg:x1="18cm" svg:y1="10.4cm" svg:x2="18cm" svg:y2="8.4cm">
          <text:p/>
        </draw:line>
        <draw:line draw:style-name="gr28" draw:text-style-name="P13" draw:layer="layout" svg:x1="15cm" svg:y1="7.4cm" svg:x2="16.4cm" svg:y2="7.4cm">
          <text:p/>
        </draw:line>
        <draw:line draw:style-name="gr28" draw:text-style-name="P13" draw:layer="layout" svg:x1="19.6cm" svg:y1="7.4cm" svg:x2="21cm" svg:y2="7.4cm">
          <text:p/>
        </draw:line>
        <draw:line draw:style-name="gr28" draw:text-style-name="P13" draw:layer="layout" svg:x1="6cm" svg:y1="6.6cm" svg:x2="6cm" svg:y2="5.521cm">
          <text:p/>
        </draw:line>
        <draw:custom-shape draw:style-name="gr25" draw:text-style-name="P18" draw:layer="layout" svg:width="2.8cm" svg:height="1.2cm" svg:x="16.6cm" svg:y="13.373cm">
          <text:p text:style-name="P16"><text:span text:style-name="T13">Com</text:span><text:span text:style-name="T14">other</text:span></text:p>
          <draw:enhanced-geometry svg:viewBox="0 0 21600 21600" draw:type="rectangle" draw:enhanced-path="M 0 0 L 21600 0 21600 21600 0 21600 0 0 Z N"/>
        </draw:custom-shape>
        <draw:custom-shape draw:style-name="gr24" draw:text-style-name="P17" draw:layer="layout" svg:width="2.8cm" svg:height="1.2cm" svg:x="8.6cm" svg:y="13.373cm">
          <text:p text:style-name="P16"><text:span text:style-name="T13">Ctrl</text:span><text:span text:style-name="T14">other</text:span></text:p>
          <draw:enhanced-geometry svg:viewBox="0 0 21600 21600" draw:type="rectangle" draw:enhanced-path="M 0 0 L 21600 0 21600 21600 0 21600 0 0 Z N"/>
        </draw:custom-shape>
        <draw:frame draw:style-name="gr8" draw:text-style-name="P19" draw:layer="layout" svg:width="2.069cm" svg:height="1.227cm" svg:x="12.931cm" svg:y="13.373cm">
          <draw:object xlink:href="./Object 11" xlink:type="simple" xlink:show="embed" xlink:actuate="onLoad">
            <loext:p/>
          </draw:object>
          <draw:image xlink:href="./ObjectReplacements/Object 11" xlink:type="simple" xlink:show="embed" xlink:actuate="onLoad"/>
        </draw:frame>
        <draw:frame draw:style-name="gr8" draw:text-style-name="P19" draw:layer="layout" svg:width="2.069cm" svg:height="1.227cm" svg:x="5cm" svg:y="13.373cm">
          <draw:object xlink:href="./Object 12" xlink:type="simple" xlink:show="embed" xlink:actuate="onLoad">
            <loext:p/>
          </draw:object>
          <draw:image xlink:href="./ObjectReplacements/Object 12" xlink:type="simple" xlink:show="embed" xlink:actuate="onLoad"/>
        </draw:frame>
        <draw:frame draw:style-name="gr8" draw:text-style-name="P19" draw:layer="layout" svg:width="2.323cm" svg:height="1.227cm" svg:x="16.877cm" svg:y="10.5cm">
          <draw:object xlink:href="./Object 13" xlink:type="simple" xlink:show="embed" xlink:actuate="onLoad">
            <loext:p/>
          </draw:object>
          <draw:image xlink:href="./ObjectReplacements/Object 13" xlink:type="simple" xlink:show="embed" xlink:actuate="onLoad"/>
        </draw:frame>
        <draw:frame draw:style-name="gr8" draw:text-style-name="P19" draw:layer="layout" svg:width="2.069cm" svg:height="1.227cm" svg:x="21.131cm" svg:y="13.346cm">
          <draw:object xlink:href="./Object 14" xlink:type="simple" xlink:show="embed" xlink:actuate="onLoad">
            <loext:p/>
          </draw:object>
          <draw:image xlink:href="./ObjectReplacements/Object 14" xlink:type="simple" xlink:show="embed" xlink:actuate="onLoad"/>
        </draw:frame>
        <draw:line draw:style-name="gr28" draw:text-style-name="P13" draw:layer="layout" svg:x1="7.069cm" svg:y1="13.973cm" svg:x2="8.4cm" svg:y2="13.973cm">
          <text:p/>
        </draw:line>
        <draw:line draw:style-name="gr28" draw:text-style-name="P13" draw:layer="layout" svg:x1="11.6cm" svg:y1="13.973cm" svg:x2="12.8cm" svg:y2="13.973cm">
          <text:p/>
        </draw:line>
        <draw:line draw:style-name="gr28" draw:text-style-name="P13" draw:layer="layout" svg:x1="18cm" svg:y1="11.8cm" svg:x2="18cm" svg:y2="12.973cm">
          <text:p/>
        </draw:line>
        <draw:line draw:style-name="gr28" draw:text-style-name="P13" draw:layer="layout" svg:x1="15cm" svg:y1="13.973cm" svg:x2="16.4cm" svg:y2="13.973cm">
          <text:p/>
        </draw:line>
        <draw:line draw:style-name="gr28" draw:text-style-name="P13" draw:layer="layout" svg:x1="19.6cm" svg:y1="13.973cm" svg:x2="20.931cm" svg:y2="13.973cm">
          <text:p/>
        </draw:line>
        <draw:frame draw:style-name="gr8" draw:text-style-name="P10" draw:layer="layout" svg:width="0.757cm" svg:height="1.121cm" svg:x="9.643cm" svg:y="9.779cm">
          <draw:object xlink:href="./Object 15" xlink:type="simple" xlink:show="embed" xlink:actuate="onLoad">
            <loext:p/>
          </draw:object>
          <draw:image xlink:href="./ObjectReplacements/Object 15" xlink:type="simple" xlink:show="embed" xlink:actuate="onLoad"/>
        </draw:frame>
        <draw:line draw:style-name="gr29" draw:text-style-name="P13" draw:layer="layout" svg:x1="0cm" svg:y1="11.2cm" svg:x2="16.6cm" svg:y2="11.2cm">
          <text:p/>
        </draw:line>
        <draw:line draw:style-name="gr29" draw:text-style-name="P13" draw:layer="layout" svg:x1="28cm" svg:y1="11.2cm" svg:x2="18.4cm" svg:y2="11.2cm">
          <text:p/>
        </draw:line>
        <draw:frame draw:style-name="gr22" draw:text-style-name="P21" draw:layer="layout" svg:width="2.483cm" svg:height="1.026cm" svg:x="1.4cm" svg:y="6.8cm">
          <draw:text-box>
            <text:p><text:span text:style-name="T15">SELF</text:span></text:p>
          </draw:text-box>
        </draw:frame>
        <draw:frame draw:style-name="gr30" draw:text-style-name="P21" draw:layer="layout" svg:width="3.19cm" svg:height="1.026cm" svg:x="1cm" svg:y="13.374cm">
          <draw:text-box>
            <text:p><text:span text:style-name="T15">OTHER</text:span></text:p>
          </draw:text-box>
        </draw:frame>
        <draw:custom-shape draw:style-name="gr31" draw:text-style-name="P12" draw:layer="layout" svg:width="24cm" svg:height="8.671cm" svg:x="2cm" svg:y="3.929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6" draw:layer="layout" svg:width="25.199cm" svg:height="2.629cm" svg:x="1.3cm" svg:y="1.3cm" presentation:class="title">
          <draw:text-box>
            <text:p>Architecture — Self Belief</text:p>
          </draw:text-box>
        </draw:frame>
        <draw:custom-shape draw:style-name="gr24" draw:text-style-name="P17" draw:layer="layout" svg:width="2.8cm" svg:height="1.2cm" svg:x="8.6cm" svg:y="8.4cm">
          <text:p text:style-name="P16"><text:span text:style-name="T13">Ctrl</text:span><text:span text:style-name="T14">self</text:span></text:p>
          <draw:enhanced-geometry svg:viewBox="0 0 21600 21600" draw:type="rectangle" draw:enhanced-path="M 0 0 L 21600 0 21600 21600 0 21600 0 0 Z N"/>
        </draw:custom-shape>
        <draw:custom-shape draw:style-name="gr25" draw:text-style-name="P18" draw:layer="layout" svg:width="2.8cm" svg:height="1.2cm" svg:x="16.6cm" svg:y="8.4cm">
          <text:p text:style-name="P16"><text:span text:style-name="T13">Com</text:span><text:span text:style-name="T14">self</text:span></text:p>
          <draw:enhanced-geometry svg:viewBox="0 0 21600 21600" draw:type="rectangle" draw:enhanced-path="M 0 0 L 21600 0 21600 21600 0 21600 0 0 Z N"/>
        </draw:custom-shape>
        <draw:frame draw:style-name="gr8" draw:text-style-name="P19" draw:layer="layout" svg:width="1.672cm" svg:height="1.227cm" svg:x="13.328cm" svg:y="8.4cm">
          <draw:object xlink:href="./Object 2" xlink:type="simple" xlink:show="embed" xlink:actuate="onLoad">
            <loext:p/>
          </draw:object>
          <draw:image xlink:href="./ObjectReplacements/Object 2" xlink:type="simple" xlink:show="embed" xlink:actuate="onLoad"/>
        </draw:frame>
        <draw:frame draw:style-name="gr8" draw:text-style-name="P10" draw:layer="layout" svg:width="1.672cm" svg:height="1.227cm" svg:x="5.4cm" svg:y="8.4cm">
          <draw:object xlink:href="./Object 3" xlink:type="simple" xlink:show="embed" xlink:actuate="onLoad">
            <loext:p/>
          </draw:object>
          <draw:image xlink:href="./ObjectReplacements/Object 3" xlink:type="simple" xlink:show="embed" xlink:actuate="onLoad"/>
        </draw:frame>
        <draw:frame draw:style-name="gr8" draw:text-style-name="P10" draw:layer="layout" svg:width="0.757cm" svg:height="1.121cm" svg:x="9.643cm" svg:y="12.4cm">
          <draw:object xlink:href="./Object 4" xlink:type="simple" xlink:show="embed" xlink:actuate="onLoad">
            <loext:p/>
          </draw:object>
          <draw:image xlink:href="./ObjectReplacements/Object 4" xlink:type="simple" xlink:show="embed" xlink:actuate="onLoad"/>
        </draw:frame>
        <draw:frame draw:style-name="gr8" draw:text-style-name="P10" draw:layer="layout" svg:width="0.778cm" svg:height="1.121cm" svg:x="9.6cm" svg:y="4.4cm">
          <draw:object xlink:href="./Object 5" xlink:type="simple" xlink:show="embed" xlink:actuate="onLoad">
            <loext:p/>
          </draw:object>
          <draw:image xlink:href="./ObjectReplacements/Object 5" xlink:type="simple" xlink:show="embed" xlink:actuate="onLoad"/>
        </draw:frame>
        <draw:g draw:style-name="gr26">
          <draw:custom-shape draw:style-name="gr27" draw:text-style-name="P20" draw:layer="layout" svg:width="2.8cm" svg:height="1.2cm" svg:x="12.6cm" svg:y="4.321cm">
            <text:p/>
            <draw:enhanced-geometry svg:viewBox="0 0 21600 21600" draw:type="rectangle" draw:enhanced-path="M 0 0 L 21600 0 21600 21600 0 21600 0 0 Z N"/>
          </draw:custom-shape>
          <draw:frame draw:style-name="gr8" draw:text-style-name="P10" draw:layer="layout" svg:width="1.591cm" svg:height="0.778cm" svg:x="13.322cm" svg:y="4.6cm">
            <draw:object xlink:href="./Object 6" xlink:type="simple" xlink:show="embed" xlink:actuate="onLoad">
              <loext:p/>
            </draw:object>
            <draw:image xlink:href="./ObjectReplacements/Object 6" xlink:type="simple" xlink:show="embed" xlink:actuate="onLoad"/>
          </draw:frame>
        </draw:g>
        <draw:frame draw:style-name="gr8" draw:text-style-name="P19" draw:layer="layout" svg:width="2.323cm" svg:height="1.227cm" svg:x="16.877cm" svg:y="12.373cm">
          <draw:object xlink:href="./Object 7" xlink:type="simple" xlink:show="embed" xlink:actuate="onLoad">
            <loext:p/>
          </draw:object>
          <draw:image xlink:href="./ObjectReplacements/Object 7" xlink:type="simple" xlink:show="embed" xlink:actuate="onLoad"/>
        </draw:frame>
        <draw:frame draw:style-name="gr8" draw:text-style-name="P19" draw:layer="layout" svg:width="1.926cm" svg:height="1.227cm" svg:x="17.274cm" svg:y="4.294cm">
          <draw:object xlink:href="./Object 8" xlink:type="simple" xlink:show="embed" xlink:actuate="onLoad">
            <loext:p/>
          </draw:object>
          <draw:image xlink:href="./ObjectReplacements/Object 8" xlink:type="simple" xlink:show="embed" xlink:actuate="onLoad"/>
        </draw:frame>
        <draw:frame draw:style-name="gr8" draw:text-style-name="P10" draw:layer="layout" svg:width="1.672cm" svg:height="1.227cm" svg:x="21.2cm" svg:y="8.373cm">
          <draw:object xlink:href="./Object 9" xlink:type="simple" xlink:show="embed" xlink:actuate="onLoad">
            <loext:p/>
          </draw:object>
          <draw:image xlink:href="./ObjectReplacements/Object 9" xlink:type="simple" xlink:show="embed" xlink:actuate="onLoad"/>
        </draw:frame>
        <draw:g draw:style-name="gr26">
          <draw:custom-shape draw:style-name="gr27" draw:text-style-name="P20" draw:layer="layout" svg:width="2.8cm" svg:height="1.2cm" svg:x="4.8cm" svg:y="4.321cm">
            <text:p/>
            <draw:enhanced-geometry svg:viewBox="0 0 21600 21600" draw:type="rectangle" draw:enhanced-path="M 0 0 L 21600 0 21600 21600 0 21600 0 0 Z N"/>
          </draw:custom-shape>
          <draw:frame draw:style-name="gr8" draw:text-style-name="P10" draw:layer="layout" svg:width="1.418cm" svg:height="0.778cm" svg:x="5.522cm" svg:y="4.6cm">
            <draw:object xlink:href="./Object 10" xlink:type="simple" xlink:show="embed" xlink:actuate="onLoad">
              <loext:p/>
            </draw:object>
            <draw:image xlink:href="./ObjectReplacements/Object 10" xlink:type="simple" xlink:show="embed" xlink:actuate="onLoad"/>
          </draw:frame>
        </draw:g>
        <draw:line draw:style-name="gr28" draw:text-style-name="P13" draw:layer="layout" svg:x1="7.072cm" svg:y1="9cm" svg:x2="8.4cm" svg:y2="9cm">
          <text:p/>
        </draw:line>
        <draw:line draw:style-name="gr28" draw:text-style-name="P13" draw:layer="layout" svg:x1="10cm" svg:y1="5.921cm" svg:x2="10cm" svg:y2="8cm">
          <text:p/>
        </draw:line>
        <draw:line draw:style-name="gr28" draw:text-style-name="P13" draw:layer="layout" svg:x1="10cm" svg:y1="12cm" svg:x2="10cm" svg:y2="10cm">
          <text:p/>
        </draw:line>
        <draw:line draw:style-name="gr28" draw:text-style-name="P13" draw:layer="layout" svg:x1="7.8cm" svg:y1="4.921cm" svg:x2="9.2cm" svg:y2="4.921cm">
          <text:p/>
        </draw:line>
        <draw:line draw:style-name="gr28" draw:text-style-name="P13" draw:layer="layout" svg:x1="11.6cm" svg:y1="9cm" svg:x2="13cm" svg:y2="9cm">
          <text:p/>
        </draw:line>
        <draw:line draw:style-name="gr28" draw:text-style-name="P13" draw:layer="layout" svg:x1="14cm" svg:y1="8cm" svg:x2="14cm" svg:y2="5.921cm">
          <text:p/>
        </draw:line>
        <draw:line draw:style-name="gr28" draw:text-style-name="P13" draw:layer="layout" svg:x1="15.8cm" svg:y1="4.921cm" svg:x2="17cm" svg:y2="4.921cm">
          <text:p/>
        </draw:line>
        <draw:line draw:style-name="gr28" draw:text-style-name="P13" draw:layer="layout" svg:x1="18cm" svg:y1="12cm" svg:x2="18cm" svg:y2="10cm">
          <text:p/>
        </draw:line>
        <draw:line draw:style-name="gr28" draw:text-style-name="P13" draw:layer="layout" svg:x1="15cm" svg:y1="9cm" svg:x2="16.4cm" svg:y2="9cm">
          <text:p/>
        </draw:line>
        <draw:line draw:style-name="gr28" draw:text-style-name="P13" draw:layer="layout" svg:x1="19.6cm" svg:y1="9cm" svg:x2="21cm" svg:y2="9cm">
          <text:p/>
        </draw:line>
        <draw:line draw:style-name="gr28" draw:text-style-name="P13" draw:layer="layout" svg:x1="6cm" svg:y1="8cm" svg:x2="6cm" svg:y2="5.921cm">
          <text:p/>
        </draw:line>
        <draw:custom-shape draw:style-name="gr31" draw:text-style-name="P12" draw:layer="layout" svg:width="24cm" svg:height="8.671cm" svg:x="2cm" svg:y="3.929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custom-shape draw:style-name="gr32" draw:text-style-name="P15" draw:layer="layout" svg:width="28cm" svg:height="6.75cm" svg:x="0cm" svg:y="9cm">
          <text:p/>
          <draw:enhanced-geometry svg:viewBox="0 0 21600 21600" draw:type="rectangle" draw:enhanced-path="M 0 0 L 21600 0 21600 21600 0 21600 0 0 Z N"/>
        </draw:custom-shape>
        <draw:frame presentation:style-name="pr6" draw:layer="layout" svg:width="25.199cm" svg:height="2.629cm" svg:x="1.3cm" svg:y="1.3cm" presentation:class="title">
          <draw:text-box>
            <text:p>Architecture — Other Belief</text:p>
          </draw:text-box>
        </draw:frame>
        <draw:custom-shape draw:style-name="gr25" draw:text-style-name="P18" draw:layer="layout" svg:width="2.8cm" svg:height="1.2cm" svg:x="16.6cm" svg:y="12.173cm">
          <text:p text:style-name="P16"><text:span text:style-name="T13">Com</text:span><text:span text:style-name="T14">other</text:span></text:p>
          <draw:enhanced-geometry svg:viewBox="0 0 21600 21600" draw:type="rectangle" draw:enhanced-path="M 0 0 L 21600 0 21600 21600 0 21600 0 0 Z N"/>
        </draw:custom-shape>
        <draw:custom-shape draw:style-name="gr24" draw:text-style-name="P17" draw:layer="layout" svg:width="2.8cm" svg:height="1.2cm" svg:x="8.6cm" svg:y="12.173cm">
          <text:p text:style-name="P16"><text:span text:style-name="T13">Ctrl</text:span><text:span text:style-name="T14">other</text:span></text:p>
          <draw:enhanced-geometry svg:viewBox="0 0 21600 21600" draw:type="rectangle" draw:enhanced-path="M 0 0 L 21600 0 21600 21600 0 21600 0 0 Z N"/>
        </draw:custom-shape>
        <draw:frame draw:style-name="gr8" draw:text-style-name="P19" draw:layer="layout" svg:width="2.069cm" svg:height="1.227cm" svg:x="12.931cm" svg:y="12.173cm">
          <draw:object xlink:href="./Object 17" xlink:type="simple" xlink:show="embed" xlink:actuate="onLoad">
            <loext:p/>
          </draw:object>
          <draw:image xlink:href="./ObjectReplacements/Object 17" xlink:type="simple" xlink:show="embed" xlink:actuate="onLoad"/>
        </draw:frame>
        <draw:frame draw:style-name="gr8" draw:text-style-name="P19" draw:layer="layout" svg:width="2.069cm" svg:height="1.227cm" svg:x="5cm" svg:y="12.173cm">
          <draw:object xlink:href="./Object 18" xlink:type="simple" xlink:show="embed" xlink:actuate="onLoad">
            <loext:p/>
          </draw:object>
          <draw:image xlink:href="./ObjectReplacements/Object 18" xlink:type="simple" xlink:show="embed" xlink:actuate="onLoad"/>
        </draw:frame>
        <draw:frame draw:style-name="gr8" draw:text-style-name="P19" draw:layer="layout" svg:width="1.532cm" svg:height="1.227cm" svg:x="16.877cm" svg:y="8.346cm">
          <draw:object xlink:href="./Object 19" xlink:type="simple" xlink:show="embed" xlink:actuate="onLoad">
            <loext:p/>
          </draw:object>
          <draw:image xlink:href="./ObjectReplacements/Object 19" xlink:type="simple" xlink:show="embed" xlink:actuate="onLoad"/>
        </draw:frame>
        <draw:frame draw:style-name="gr8" draw:text-style-name="P19" draw:layer="layout" svg:width="2.069cm" svg:height="1.227cm" svg:x="21.131cm" svg:y="12.146cm">
          <draw:object xlink:href="./Object 21" xlink:type="simple" xlink:show="embed" xlink:actuate="onLoad">
            <loext:p/>
          </draw:object>
          <draw:image xlink:href="./ObjectReplacements/Object 21" xlink:type="simple" xlink:show="embed" xlink:actuate="onLoad"/>
        </draw:frame>
        <draw:line draw:style-name="gr28" draw:text-style-name="P13" draw:layer="layout" svg:x1="7.069cm" svg:y1="12.773cm" svg:x2="8.4cm" svg:y2="12.773cm">
          <text:p/>
        </draw:line>
        <draw:line draw:style-name="gr28" draw:text-style-name="P13" draw:layer="layout" svg:x1="11.6cm" svg:y1="12.773cm" svg:x2="12.8cm" svg:y2="12.773cm">
          <text:p/>
        </draw:line>
        <draw:line draw:style-name="gr28" draw:text-style-name="P13" draw:layer="layout" svg:x1="18cm" svg:y1="9.973cm" svg:x2="18cm" svg:y2="11.773cm">
          <text:p/>
        </draw:line>
        <draw:line draw:style-name="gr28" draw:text-style-name="P13" draw:layer="layout" svg:x1="15cm" svg:y1="12.773cm" svg:x2="16.4cm" svg:y2="12.773cm">
          <text:p/>
        </draw:line>
        <draw:line draw:style-name="gr28" draw:text-style-name="P13" draw:layer="layout" svg:x1="19.6cm" svg:y1="12.773cm" svg:x2="20.931cm" svg:y2="12.773cm">
          <text:p/>
        </draw:line>
        <draw:line draw:style-name="gr29" draw:text-style-name="P13" draw:layer="layout" svg:x1="0cm" svg:y1="9cm" svg:x2="16.6cm" svg:y2="9cm">
          <text:p/>
        </draw:line>
        <draw:line draw:style-name="gr29" draw:text-style-name="P13" draw:layer="layout" svg:x1="18.6cm" svg:y1="9cm" svg:x2="28cm" svg:y2="9cm">
          <text:p/>
        </draw:line>
        <draw:custom-shape draw:style-name="gr31" draw:text-style-name="P12" draw:layer="layout" svg:width="24cm" svg:height="8.671cm" svg:x="2cm" svg:y="3.929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6" draw:layer="layout" svg:width="25.199cm" svg:height="2.629cm" svg:x="1.3cm" svg:y="1.3cm" presentation:class="title">
          <draw:text-box>
            <text:p>Training — Self</text:p>
          </draw:text-box>
        </draw:frame>
        <draw:custom-shape draw:style-name="gr24" draw:text-style-name="P17" draw:layer="layout" svg:width="2.8cm" svg:height="1.2cm" svg:x="5.6cm" svg:y="8.4cm">
          <text:p text:style-name="P16"><text:span text:style-name="T13">Ctrl</text:span><text:span text:style-name="T14">self</text:span></text:p>
          <draw:enhanced-geometry svg:viewBox="0 0 21600 21600" draw:type="rectangle" draw:enhanced-path="M 0 0 L 21600 0 21600 21600 0 21600 0 0 Z N"/>
        </draw:custom-shape>
        <draw:custom-shape draw:style-name="gr24" draw:text-style-name="P17" draw:layer="layout" svg:width="2.8cm" svg:height="1.2cm" svg:x="21.6cm" svg:y="8.4cm">
          <text:p text:style-name="P16"><text:span text:style-name="T13">Dec</text:span></text:p>
          <draw:enhanced-geometry svg:viewBox="0 0 21600 21600" draw:type="rectangle" draw:enhanced-path="M 0 0 L 21600 0 21600 21600 0 21600 0 0 Z N"/>
        </draw:custom-shape>
        <draw:custom-shape draw:style-name="gr25" draw:text-style-name="P18" draw:layer="layout" svg:width="2.8cm" svg:height="1.2cm" svg:x="13.6cm" svg:y="8.4cm">
          <text:p text:style-name="P16"><text:span text:style-name="T13">Com</text:span><text:span text:style-name="T14">self</text:span></text:p>
          <draw:enhanced-geometry svg:viewBox="0 0 21600 21600" draw:type="rectangle" draw:enhanced-path="M 0 0 L 21600 0 21600 21600 0 21600 0 0 Z N"/>
        </draw:custom-shape>
        <draw:frame draw:style-name="gr8" draw:text-style-name="P19" draw:layer="layout" svg:width="1.672cm" svg:height="1.227cm" svg:x="10.2cm" svg:y="8.4cm">
          <draw:object xlink:href="./Object 22" xlink:type="simple" xlink:show="embed" xlink:actuate="onLoad">
            <loext:p/>
          </draw:object>
          <draw:image xlink:href="./ObjectReplacements/Object 22" xlink:type="simple" xlink:show="embed" xlink:actuate="onLoad"/>
        </draw:frame>
        <draw:frame draw:style-name="gr8" draw:text-style-name="P10" draw:layer="layout" svg:width="1.672cm" svg:height="1.227cm" svg:x="2.4cm" svg:y="8.4cm">
          <draw:object xlink:href="./Object 23" xlink:type="simple" xlink:show="embed" xlink:actuate="onLoad">
            <loext:p/>
          </draw:object>
          <draw:image xlink:href="./ObjectReplacements/Object 23" xlink:type="simple" xlink:show="embed" xlink:actuate="onLoad"/>
        </draw:frame>
        <draw:frame draw:style-name="gr8" draw:text-style-name="P10" draw:layer="layout" svg:width="0.757cm" svg:height="1.121cm" svg:x="6.6cm" svg:y="12.4cm">
          <draw:object xlink:href="./Object 24" xlink:type="simple" xlink:show="embed" xlink:actuate="onLoad">
            <loext:p/>
          </draw:object>
          <draw:image xlink:href="./ObjectReplacements/Object 24" xlink:type="simple" xlink:show="embed" xlink:actuate="onLoad"/>
        </draw:frame>
        <draw:frame draw:style-name="gr8" draw:text-style-name="P10" draw:layer="layout" svg:width="0.778cm" svg:height="1.121cm" svg:x="6.6cm" svg:y="4.479cm">
          <draw:object xlink:href="./Object 25" xlink:type="simple" xlink:show="embed" xlink:actuate="onLoad">
            <loext:p/>
          </draw:object>
          <draw:image xlink:href="./ObjectReplacements/Object 25" xlink:type="simple" xlink:show="embed" xlink:actuate="onLoad"/>
        </draw:frame>
        <draw:frame draw:style-name="gr8" draw:text-style-name="P19" draw:layer="layout" svg:width="2.323cm" svg:height="1.227cm" svg:x="13.877cm" svg:y="12.373cm">
          <draw:object xlink:href="./Object 26" xlink:type="simple" xlink:show="embed" xlink:actuate="onLoad">
            <loext:p/>
          </draw:object>
          <draw:image xlink:href="./ObjectReplacements/Object 26" xlink:type="simple" xlink:show="embed" xlink:actuate="onLoad"/>
        </draw:frame>
        <draw:frame draw:style-name="gr8" draw:text-style-name="P10" draw:layer="layout" svg:width="1.672cm" svg:height="1.227cm" svg:x="18.2cm" svg:y="8.373cm">
          <draw:object xlink:href="./Object 27" xlink:type="simple" xlink:show="embed" xlink:actuate="onLoad">
            <loext:p/>
          </draw:object>
          <draw:image xlink:href="./ObjectReplacements/Object 27" xlink:type="simple" xlink:show="embed" xlink:actuate="onLoad"/>
        </draw:frame>
        <draw:frame draw:style-name="gr8" draw:text-style-name="P10" draw:layer="layout" svg:width="1.621cm" svg:height="1.121cm" svg:x="22.2cm" svg:y="12.479cm">
          <draw:object xlink:href="./Object 29" xlink:type="simple" xlink:show="embed" xlink:actuate="onLoad">
            <loext:p/>
          </draw:object>
          <draw:image xlink:href="./ObjectReplacements/Object 29" xlink:type="simple" xlink:show="embed" xlink:actuate="onLoad"/>
        </draw:frame>
        <draw:line draw:style-name="gr28" draw:text-style-name="P13" draw:layer="layout" svg:x1="4.072cm" svg:y1="9cm" svg:x2="5.4cm" svg:y2="9cm">
          <text:p/>
        </draw:line>
        <draw:line draw:style-name="gr28" draw:text-style-name="P13" draw:layer="layout" svg:x1="7cm" svg:y1="5.8cm" svg:x2="7cm" svg:y2="8cm">
          <text:p/>
        </draw:line>
        <draw:line draw:style-name="gr28" draw:text-style-name="P13" draw:layer="layout" svg:x1="7cm" svg:y1="12cm" svg:x2="7cm" svg:y2="10cm">
          <text:p/>
        </draw:line>
        <draw:line draw:style-name="gr28" draw:text-style-name="P13" draw:layer="layout" svg:x1="8.6cm" svg:y1="9cm" svg:x2="9.8cm" svg:y2="9cm">
          <text:p/>
        </draw:line>
        <draw:line draw:style-name="gr28" draw:text-style-name="P13" draw:layer="layout" svg:x1="15cm" svg:y1="12cm" svg:x2="15cm" svg:y2="10cm">
          <text:p/>
        </draw:line>
        <draw:line draw:style-name="gr28" draw:text-style-name="P13" draw:layer="layout" svg:x1="12cm" svg:y1="9cm" svg:x2="13.4cm" svg:y2="9cm">
          <text:p/>
        </draw:line>
        <draw:line draw:style-name="gr28" draw:text-style-name="P13" draw:layer="layout" svg:x1="16.6cm" svg:y1="9cm" svg:x2="18cm" svg:y2="9cm">
          <text:p/>
        </draw:line>
        <draw:line draw:style-name="gr28" draw:text-style-name="P13" draw:layer="layout" svg:x1="20cm" svg:y1="9cm" svg:x2="21.4cm" svg:y2="9cm">
          <text:p/>
        </draw:line>
        <draw:line draw:style-name="gr28" draw:text-style-name="P13" draw:layer="layout" svg:x1="23cm" svg:y1="10cm" svg:x2="23cm" svg:y2="12cm">
          <text:p/>
        </draw:line>
        <draw:custom-shape draw:style-name="gr31" draw:text-style-name="P12" draw:layer="layout" svg:width="24cm" svg:height="8.671cm" svg:x="2cm" svg:y="3.929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6" draw:layer="layout" svg:width="25.199cm" svg:height="2.629cm" svg:x="1.3cm" svg:y="1.3cm" presentation:class="title">
          <draw:text-box>
            <text:p>Training — Other</text:p>
          </draw:text-box>
        </draw:frame>
        <draw:custom-shape draw:style-name="gr24" draw:text-style-name="P23" draw:layer="layout" svg:width="2.8cm" svg:height="1.2cm" svg:x="14.6cm" svg:y="9.373cm">
          <text:p text:style-name="P22"><text:span text:style-name="T16">Ctrl</text:span><text:span text:style-name="T17">other</text:span></text:p>
          <draw:enhanced-geometry svg:viewBox="0 0 21600 21600" draw:type="rectangle" draw:enhanced-path="M 0 0 L 21600 0 21600 21600 0 21600 0 0 Z N"/>
        </draw:custom-shape>
        <draw:frame draw:style-name="gr8" draw:text-style-name="P19" draw:layer="layout" svg:width="1.749cm" svg:height="1.37cm" svg:x="19.2cm" svg:y="9.373cm">
          <draw:object xlink:href="./Object 34" xlink:type="simple" xlink:show="embed" xlink:actuate="onLoad">
            <loext:p/>
          </draw:object>
          <draw:image xlink:href="./ObjectReplacements/Object 34" xlink:type="simple" xlink:show="embed" xlink:actuate="onLoad"/>
        </draw:frame>
        <draw:frame draw:style-name="gr8" draw:text-style-name="P10" draw:layer="layout" svg:width="1.749cm" svg:height="1.248cm" svg:x="11.4cm" svg:y="9.373cm">
          <draw:object xlink:href="./Object 35" xlink:type="simple" xlink:show="embed" xlink:actuate="onLoad">
            <loext:p/>
          </draw:object>
          <draw:image xlink:href="./ObjectReplacements/Object 35" xlink:type="simple" xlink:show="embed" xlink:actuate="onLoad"/>
        </draw:frame>
        <draw:g draw:style-name="gr26">
          <draw:custom-shape draw:style-name="gr27" draw:text-style-name="P20" draw:layer="layout" svg:width="2.8cm" svg:height="1.2cm" svg:x="18.6cm" svg:y="5.373cm">
            <text:p/>
            <draw:enhanced-geometry svg:viewBox="0 0 21600 21600" draw:type="rectangle" draw:enhanced-path="M 0 0 L 21600 0 21600 21600 0 21600 0 0 Z N"/>
          </draw:custom-shape>
          <draw:frame draw:style-name="gr8" draw:text-style-name="P10" draw:layer="layout" svg:width="1.591cm" svg:height="0.778cm" svg:x="19.322cm" svg:y="5.652cm">
            <draw:object xlink:href="./Object 46" xlink:type="simple" xlink:show="embed" xlink:actuate="onLoad">
              <loext:p/>
            </draw:object>
            <draw:image xlink:href="./ObjectReplacements/Object 46" xlink:type="simple" xlink:show="embed" xlink:actuate="onLoad"/>
          </draw:frame>
        </draw:g>
        <draw:line draw:style-name="gr28" draw:text-style-name="P13" draw:layer="layout" svg:x1="13.072cm" svg:y1="9.973cm" svg:x2="14.4cm" svg:y2="9.973cm">
          <text:p/>
        </draw:line>
        <draw:line draw:style-name="gr28" draw:text-style-name="P13" draw:layer="layout" svg:x1="17.6cm" svg:y1="9.973cm" svg:x2="18.8cm" svg:y2="9.973cm">
          <text:p/>
        </draw:line>
        <draw:line draw:style-name="gr28" draw:text-style-name="P13" draw:layer="layout" svg:x1="20cm" svg:y1="8.973cm" svg:x2="20cm" svg:y2="6.973cm">
          <text:p/>
        </draw:line>
        <draw:line draw:style-name="gr28" draw:text-style-name="P13" draw:layer="layout" svg:x1="21.6cm" svg:y1="5.973cm" svg:x2="22.8cm" svg:y2="5.973cm">
          <text:p/>
        </draw:line>
        <draw:frame draw:style-name="gr8" draw:text-style-name="P19" draw:layer="layout" svg:width="1.926cm" svg:height="1.227cm" svg:x="23.074cm" svg:y="5.373cm">
          <draw:object xlink:href="./Object 45" xlink:type="simple" xlink:show="embed" xlink:actuate="onLoad">
            <loext:p/>
          </draw:object>
          <draw:image xlink:href="./ObjectReplacements/Object 45" xlink:type="simple" xlink:show="embed" xlink:actuate="onLoad"/>
        </draw:frame>
        <draw:custom-shape draw:style-name="gr25" draw:text-style-name="P24" draw:layer="layout" svg:width="2.8cm" svg:height="1.2cm" svg:x="6.6cm" svg:y="9.4cm">
          <text:p text:style-name="P22"><text:span text:style-name="T16">Com</text:span><text:span text:style-name="T17">other</text:span></text:p>
          <draw:enhanced-geometry svg:viewBox="0 0 21600 21600" draw:type="rectangle" draw:enhanced-path="M 0 0 L 21600 0 21600 21600 0 21600 0 0 Z N"/>
        </draw:custom-shape>
        <draw:frame draw:style-name="gr8" draw:text-style-name="P19" draw:layer="layout" svg:width="1.532cm" svg:height="1.227cm" svg:x="7.2cm" svg:y="5.373cm">
          <draw:object xlink:href="./Object 39" xlink:type="simple" xlink:show="embed" xlink:actuate="onLoad">
            <loext:p/>
          </draw:object>
          <draw:image xlink:href="./ObjectReplacements/Object 39" xlink:type="simple" xlink:show="embed" xlink:actuate="onLoad"/>
        </draw:frame>
        <draw:line draw:style-name="gr28" draw:text-style-name="P13" draw:layer="layout" svg:x1="8cm" svg:y1="6.973cm" svg:x2="8cm" svg:y2="8.973cm">
          <text:p/>
        </draw:line>
        <draw:line draw:style-name="gr28" draw:text-style-name="P13" draw:layer="layout" svg:x1="9.6cm" svg:y1="10cm" svg:x2="11cm" svg:y2="10cm">
          <text:p/>
        </draw:line>
        <draw:frame draw:style-name="gr8" draw:text-style-name="P19" draw:layer="layout" svg:width="1.672cm" svg:height="1.227cm" svg:x="3.128cm" svg:y="9.373cm">
          <draw:object xlink:href="./Object 41" xlink:type="simple" xlink:show="embed" xlink:actuate="onLoad">
            <loext:p/>
          </draw:object>
          <draw:image xlink:href="./ObjectReplacements/Object 41" xlink:type="simple" xlink:show="embed" xlink:actuate="onLoad"/>
        </draw:frame>
        <draw:line draw:style-name="gr28" draw:text-style-name="P13" draw:layer="layout" svg:x1="5cm" svg:y1="9.973cm" svg:x2="6.2cm" svg:y2="9.973cm">
          <text:p/>
        </draw:line>
        <draw:custom-shape draw:style-name="gr31" draw:text-style-name="P12" draw:layer="layout" svg:width="24cm" svg:height="8.671cm" svg:x="2cm" svg:y="3.929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3T3">
        <office:forms form:automatic-focus="false" form:apply-design-mode="false"/>
        <draw:frame presentation:style-name="pr8" draw:layer="layout" svg:width="25.199cm" svg:height="2.629cm" svg:x="1.3cm" svg:y="1.3cm" presentation:class="title">
          <draw:text-box>
            <text:p>Summary</text:p>
          </draw:text-box>
        </draw:frame>
        <draw:frame presentation:style-name="pr9" draw:layer="layout" svg:width="12.297cm" svg:height="9.134cm" svg:x="1.3cm" svg:y="5cm" presentation:class="outline" presentation:user-transformed="true">
          <draw:text-box>
            <text:p>Networks</text:p>
            <text:list text:style-name="L2">
              <text:list-item>
                <text:p><text:span text:style-name="T8">actor (policy</text:span><text:span text:style-name="T18">com,</text:span><text:span text:style-name="T19"> policy</text:span><text:span text:style-name="T18">ctrl</text:span><text:span text:style-name="T8">)</text:span></text:p>
              </text:list-item>
              <text:list-item>
                <text:p><text:span text:style-name="T8">critic (Q function or Advantage)</text:span></text:p>
              </text:list-item>
              <text:list-item>
                <text:p><text:span text:style-name="T8">language model</text:span></text:p>
              </text:list-item>
              <text:list-item>
                <text:p><text:span text:style-name="T8">ctrl (self, other)</text:span></text:p>
              </text:list-item>
              <text:list-item>
                <text:p><text:span text:style-name="T8">com (self, other)</text:span></text:p>
              </text:list-item>
              <text:list-item>
                <text:p><text:span text:style-name="T8">dec</text:span></text:p>
              </text:list-item>
            </text:list>
          </draw:text-box>
        </draw:frame>
        <draw:frame presentation:style-name="pr9" draw:layer="layout" svg:width="12.297cm" svg:height="9.134cm" svg:x="14.213cm" svg:y="5cm" presentation:class="outline" presentation:user-transformed="true">
          <draw:text-box>
            <text:p>Training</text:p>
            <text:list text:style-name="L2">
              <text:list-item>
                <text:p><text:span text:style-name="T8">RL (actor, critic)</text:span></text:p>
              </text:list-item>
              <text:list-item>
                <text:p><text:span text:style-name="T8">language model</text:span></text:p>
              </text:list-item>
              <text:list-item>
                <text:p><text:span text:style-name="T8">belief self (Ctrl</text:span><text:span text:style-name="T18">self</text:span><text:span text:style-name="T19">, Com</text:span><text:span text:style-name="T18">self</text:span><text:span text:style-name="T19">, Dec</text:span><text:span text:style-name="T8">)</text:span></text:p>
              </text:list-item>
              <text:list-item>
                <text:p text:style-name="P25"><text:span text:style-name="T8">belief other (Ctrl</text:span><text:span text:style-name="T18">other</text:span><text:span text:style-name="T19">, Com</text:span><text:span text:style-name="T18">other</text:span><text:span text:style-name="T8">)</text:span></text:p>
              </text:list-item>
            </text:list>
          </draw:text-box>
        </draw:frame>
        <draw:custom-shape draw:style-name="gr31" draw:text-style-name="P12" draw:layer="layout" svg:width="24cm" svg:height="8.671cm" svg:x="2cm" svg:y="3.929cm">
          <text:p text:style-name="P10"><text:span text:style-name="T10">R</text:span><text:span text:style-name="T10">E</text:span><text:span text:style-name="T10">D</text:span><text:span text:style-name="T10">A</text:span><text:span text:style-name="T10">C</text:span><text:span text:style-name="T10">T</text:span><text:span text:style-name="T10">E</text:span><text:span text:style-name="T10">D</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33" draw:text-style-name="P7" draw:layer="layout" svg:width="23.8cm" svg:height="3.579cm" svg:x="1.4cm" svg:y="10.8cm">
          <draw:text-box>
            <text:p text:style-name="P3"><text:span text:style-name="T5">Influenc</text:span><text:span text:style-name="T5">es</text:span></text:p>
            <text:list text:style-name="L1">
              <text:list-item>
                <text:p text:style-name="P3"><text:span text:style-name="T20">Cheap Talk </text:span><text:span text:style-name="T20">Discovery </text:span><text:span text:style-name="T20">and </text:span><text:span text:style-name="T20">Utilization in </text:span><text:span text:style-name="T20">Multi-Agent </text:span><text:span text:style-name="T20">Reinforcem</text:span><text:span text:style-name="T20">enr </text:span><text:span text:style-name="T20">Learning</text:span></text:p>
              </text:list-item>
              <text:list-item>
                <text:p text:style-name="P3"><text:span text:style-name="T20">Learning </text:span><text:span text:style-name="T20">Attentional </text:span><text:span text:style-name="T20">Communica</text:span><text:span text:style-name="T20">tion for </text:span><text:span text:style-name="T20">Multi-Agent </text:span><text:span text:style-name="T20">Cooperation</text:span></text:p>
              </text:list-item>
              <text:list-item>
                <text:p text:style-name="P3"><text:span text:style-name="T20">Mastering </text:span><text:span text:style-name="T20">Diverse </text:span><text:span text:style-name="T20">Domains </text:span><text:span text:style-name="T20">through </text:span><text:span text:style-name="T20">World </text:span><text:span text:style-name="T20">Models</text:span></text:p>
              </text:list-item>
            </text:list>
          </draw:text-box>
        </draw:frame>
        <draw:frame draw:style-name="gr34" draw:text-style-name="P27" draw:layer="layout" svg:width="23.8cm" svg:height="3.4cm" svg:x="1.4cm" svg:y="6.2cm">
          <draw:text-box>
            <text:p text:style-name="P26"><text:span text:style-name="T21">Thank</text:span><text:span text:style-name="T21">s for </text:span><text:span text:style-name="T21">your </text:span><text:span text:style-name="T21">attent</text:span><text:span text:style-name="T21">ion! — </text:span><text:span text:style-name="T21">Quest</text:span><text:span text:style-name="T21">ions?</text:span></text:p>
          </draw:text-box>
        </draw:frame>
        <presentation:notes draw:style-name="dp2">
          <draw:page-thumbnail draw:style-name="gr4" draw:layer="layout" svg:width="0.001cm" svg:height="0.001cm" svg:x="0cm" svg:y="2.257cm" draw:page-number="12"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_32_0_20_Percent" draw:display-name="20 Percent" xlink:href="Pictures/1000000000000008000000080944901A42762024.png" xlink:type="simple" xlink:show="embed" xlink:actuate="onLoad"/>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DejaVu Sans1"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text:span><text:span text:style-name="MT2">ns  by </text:span><text:span text:style-name="MT2"><text:a xlink:href="https://icons8.com/illustrations/author/5ec7b0e101d0360016f3d1b3" xlink:type="simple">Pixeltrue</text:a></text:span><text:span text:style-name="MT2"> </text:span><text:span text:style-name="MT2">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10-10T18:37:18.661388245</meta:creation-date>
    <meta:editing-duration>PT15H59M11S</meta:editing-duration>
    <meta:editing-cycles>45</meta:editing-cycles>
    <dc:date>2023-10-12T11:54:17.221540176</dc:date>
    <meta:document-statistic meta:object-count="452"/>
  </office:meta>
</office:document-meta>
</file>

<file path=Object 1/content.xml><?xml version="1.0" encoding="utf-8"?>
<math xmlns="http://www.w3.org/1998/Math/MathML" display="block">
  <semantics>
    <mrow>
      <mi mathvariant="italic">arg</mi>
      <msub>
        <mi mathvariant="italic">max</mi>
        <mi>m</mi>
      </msub>
      <mi>I</mi>
      <mrow>
        <mo fence="true" form="prefix" stretchy="false">(</mo>
        <mrow>
          <mrow>
            <msup>
              <mi>m</mi>
              <mi mathvariant="italic">self</mi>
            </msup>
            <mi>,</mi>
            <msup>
              <mi>b</mi>
              <mi mathvariant="italic">self</mi>
            </msup>
          </mrow>
        </mrow>
        <mo fence="true" form="postfix" stretchy="false">)</mo>
      </mrow>
    </mrow>
    <annotation encoding="StarMath 5.0">arg max _ m I(m^{self}, b^{self})</annotation>
  </semantics>
</math>
</file>

<file path=Object 10/content.xml><?xml version="1.0" encoding="utf-8"?>
<math xmlns="http://www.w3.org/1998/Math/MathML" display="block">
  <semantics>
    <mstyle mathcolor="white">
      <msub>
        <mi>π</mi>
        <mi mathvariant="italic">ctrl</mi>
      </msub>
    </mstyle>
    <annotation encoding="StarMath 5.0">color white {%pi_ctrl}</annotation>
  </semantics>
</math>
</file>

<file path=Object 11/content.xml><?xml version="1.0" encoding="utf-8"?>
<math xmlns="http://www.w3.org/1998/Math/MathML" display="block">
  <semantics>
    <mrow>
      <mover accent="true">
        <mi>b</mi>
        <mo stretchy="false">¯</mo>
      </mover>
      <msubsup>
        <mrow/>
        <mi>t</mi>
        <mi mathvariant="italic">other</mi>
      </msubsup>
    </mrow>
    <annotation encoding="StarMath 5.0">{bar {b} {}_{t}^{other}  }</annotation>
  </semantics>
</math>
</file>

<file path=Object 12/content.xml><?xml version="1.0" encoding="utf-8"?>
<math xmlns="http://www.w3.org/1998/Math/MathML" display="block">
  <semantics>
    <mrow>
      <mi>b</mi>
      <msubsup>
        <mrow/>
        <mi>t</mi>
        <mi mathvariant="italic">other</mi>
      </msubsup>
    </mrow>
    <annotation encoding="StarMath 5.0"> {{b} {}_{t}^{other}  }</annotation>
  </semantics>
</math>
</file>

<file path=Object 13/content.xml><?xml version="1.0" encoding="utf-8"?>
<math xmlns="http://www.w3.org/1998/Math/MathML" display="block">
  <semantics>
    <mrow>
      <mi>m</mi>
      <msubsup>
        <mrow/>
        <mi>t</mi>
        <mi mathvariant="italic">other</mi>
      </msubsup>
    </mrow>
    <annotation encoding="StarMath 5.0">{m} {}_{t}^{other}</annotation>
  </semantics>
</math>
</file>

<file path=Object 14/content.xml><?xml version="1.0" encoding="utf-8"?>
<math xmlns="http://www.w3.org/1998/Math/MathML" display="block">
  <semantics>
    <mrow>
      <mi>b</mi>
      <msubsup>
        <mrow/>
        <mrow>
          <mi>t</mi>
          <mo stretchy="false">+</mo>
          <mn>1</mn>
        </mrow>
        <mi mathvariant="italic">other</mi>
      </msubsup>
    </mrow>
    <annotation encoding="StarMath 5.0"> {{b} {}_{t+1}^{other}  }</annotation>
  </semantics>
</math>
</file>

<file path=Object 15/content.xml><?xml version="1.0" encoding="utf-8"?>
<math xmlns="http://www.w3.org/1998/Math/MathML" display="block">
  <semantics>
    <msub>
      <mi>o</mi>
      <mi>t</mi>
    </msub>
    <annotation encoding="StarMath 5.0"> {o_t}</annotation>
  </semantics>
</math>
</file>

<file path=Object 16/content.xml><?xml version="1.0" encoding="utf-8"?>
<math xmlns="http://www.w3.org/1998/Math/MathML" display="block">
  <semantics>
    <mrow>
      <mi>I</mi>
      <mrow>
        <mrow>
          <mo fence="true" form="prefix" stretchy="false">(</mo>
          <mrow>
            <mrow>
              <mi>b</mi>
              <mi>,</mi>
              <mi>m</mi>
            </mrow>
          </mrow>
          <mo fence="true" form="postfix" stretchy="false">)</mo>
        </mrow>
        <mo stretchy="false">=</mo>
        <mrow>
          <msub>
            <mo stretchy="false">∑</mo>
            <mrow>
              <mrow>
                <mi>b</mi>
                <mo stretchy="false">∈</mo>
                <mi>B</mi>
              </mrow>
              <mi>,</mi>
              <mrow>
                <mi>m</mi>
                <mo stretchy="false">∈</mo>
                <mi>M</mi>
              </mrow>
            </mrow>
          </msub>
          <mi>p</mi>
        </mrow>
      </mrow>
      <mrow>
        <mo fence="true" form="prefix" stretchy="false">(</mo>
        <mrow>
          <mrow>
            <mi>b</mi>
            <mi>,</mi>
            <mi>m</mi>
          </mrow>
        </mrow>
        <mo fence="true" form="postfix" stretchy="false">)</mo>
      </mrow>
      <mrow>
        <mo fence="true" form="prefix" stretchy="false">[</mo>
        <mrow>
          <mrow>
            <mi>log</mi>
            <mrow>
              <mrow>
                <mo fence="true" form="prefix" stretchy="false">(</mo>
                <mrow>
                  <mrow>
                    <mi>p</mi>
                    <mrow>
                      <mo fence="true" form="prefix" stretchy="false">(</mo>
                      <mrow>
                        <mrow>
                          <mi>m</mi>
                          <mo stretchy="false">∣</mo>
                          <mi>b</mi>
                        </mrow>
                      </mrow>
                      <mo fence="true" form="postfix" stretchy="false">)</mo>
                    </mrow>
                  </mrow>
                </mrow>
                <mo fence="true" form="postfix" stretchy="false">)</mo>
              </mrow>
              <mo stretchy="false">−</mo>
              <mi>log</mi>
            </mrow>
            <mrow>
              <mo fence="true" form="prefix" stretchy="false">(</mo>
              <mrow>
                <mrow>
                  <mi>p</mi>
                  <mrow>
                    <mo fence="true" form="prefix" stretchy="false">(</mo>
                    <mrow>
                      <mi>m</mi>
                    </mrow>
                    <mo fence="true" form="postfix" stretchy="false">)</mo>
                  </mrow>
                </mrow>
              </mrow>
              <mo fence="true" form="postfix" stretchy="false">)</mo>
            </mrow>
          </mrow>
        </mrow>
        <mo fence="true" form="postfix" stretchy="false">]</mo>
      </mrow>
    </mrow>
    <annotation encoding="StarMath 5.0">I(b, m) = sum_{b in B, m in M}p(b, m)[log(p(m divides b)) - log(p(m))]</annotation>
  </semantics>
</math>
</file>

<file path=Object 17/content.xml><?xml version="1.0" encoding="utf-8"?>
<math xmlns="http://www.w3.org/1998/Math/MathML" display="block">
  <semantics>
    <mrow>
      <mover accent="true">
        <mi>b</mi>
        <mo stretchy="false">¯</mo>
      </mover>
      <msubsup>
        <mrow/>
        <mi>t</mi>
        <mi mathvariant="italic">other</mi>
      </msubsup>
    </mrow>
    <annotation encoding="StarMath 5.0">{bar {b} {}_{t}^{other}  }</annotation>
  </semantics>
</math>
</file>

<file path=Object 18/content.xml><?xml version="1.0" encoding="utf-8"?>
<math xmlns="http://www.w3.org/1998/Math/MathML" display="block">
  <semantics>
    <mrow>
      <mi>b</mi>
      <msubsup>
        <mrow/>
        <mi>t</mi>
        <mi mathvariant="italic">other</mi>
      </msubsup>
    </mrow>
    <annotation encoding="StarMath 5.0"> {{b} {}_{t}^{other}  }</annotation>
  </semantics>
</math>
</file>

<file path=Object 19/content.xml><?xml version="1.0" encoding="utf-8"?>
<math xmlns="http://www.w3.org/1998/Math/MathML" display="block">
  <semantics>
    <mrow>
      <mi>m</mi>
      <msubsup>
        <mrow/>
        <mi>t</mi>
        <mi mathvariant="italic">all</mi>
      </msubsup>
    </mrow>
    <annotation encoding="StarMath 5.0">{m} {}_{t}^{all}</annotation>
  </semantics>
</math>
</file>

<file path=Object 2/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20/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21/content.xml><?xml version="1.0" encoding="utf-8"?>
<math xmlns="http://www.w3.org/1998/Math/MathML" display="block">
  <semantics>
    <mrow>
      <mi>b</mi>
      <msubsup>
        <mrow/>
        <mrow>
          <mi>t</mi>
          <mo stretchy="false">+</mo>
          <mn>1</mn>
        </mrow>
        <mi mathvariant="italic">other</mi>
      </msubsup>
    </mrow>
    <annotation encoding="StarMath 5.0"> {{b} {}_{t+1}^{other}  }</annotation>
  </semantics>
</math>
</file>

<file path=Object 22/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23/content.xml><?xml version="1.0" encoding="utf-8"?>
<math xmlns="http://www.w3.org/1998/Math/MathML" display="block">
  <semantics>
    <mrow>
      <mi>b</mi>
      <msubsup>
        <mrow/>
        <mi>t</mi>
        <mi mathvariant="italic">self</mi>
      </msubsup>
    </mrow>
    <annotation encoding="StarMath 5.0">{{b} {}_{t}^{self}  }</annotation>
  </semantics>
</math>
</file>

<file path=Object 24/content.xml><?xml version="1.0" encoding="utf-8"?>
<math xmlns="http://www.w3.org/1998/Math/MathML" display="block">
  <semantics>
    <msub>
      <mi>o</mi>
      <mi>t</mi>
    </msub>
    <annotation encoding="StarMath 5.0"> {o_t}</annotation>
  </semantics>
</math>
</file>

<file path=Object 25/content.xml><?xml version="1.0" encoding="utf-8"?>
<math xmlns="http://www.w3.org/1998/Math/MathML" display="block">
  <semantics>
    <msub>
      <mi>u</mi>
      <mi>t</mi>
    </msub>
    <annotation encoding="StarMath 5.0">{u_t}</annotation>
  </semantics>
</math>
</file>

<file path=Object 26/content.xml><?xml version="1.0" encoding="utf-8"?>
<math xmlns="http://www.w3.org/1998/Math/MathML" display="block">
  <semantics>
    <mrow>
      <mi>m</mi>
      <msubsup>
        <mrow/>
        <mi>t</mi>
        <mi mathvariant="italic">other</mi>
      </msubsup>
    </mrow>
    <annotation encoding="StarMath 5.0">{m} {}_{t}^{other}</annotation>
  </semantics>
</math>
</file>

<file path=Object 27/content.xml><?xml version="1.0" encoding="utf-8"?>
<math xmlns="http://www.w3.org/1998/Math/MathML" display="block">
  <semantics>
    <mrow>
      <mi>b</mi>
      <msubsup>
        <mrow/>
        <mrow>
          <mi>t</mi>
          <mo stretchy="false">+</mo>
          <mn>1</mn>
        </mrow>
        <mi mathvariant="italic">self</mi>
      </msubsup>
    </mrow>
    <annotation encoding="StarMath 5.0">{{b} {}_{t+1}^{self}  }</annotation>
  </semantics>
</math>
</file>

<file path=Object 28/content.xml><?xml version="1.0" encoding="utf-8"?>
<math xmlns="http://www.w3.org/1998/Math/MathML" display="block">
  <semantics>
    <mrow>
      <mi mathvariant="italic">arg</mi>
      <msub>
        <mi mathvariant="italic">max</mi>
        <mi>m</mi>
      </msub>
      <mi>I</mi>
      <mrow>
        <mo fence="true" form="prefix" stretchy="false">(</mo>
        <mrow>
          <mrow>
            <msup>
              <mi>m</mi>
              <mi mathvariant="italic">self</mi>
            </msup>
            <mi>,</mi>
            <msup>
              <mi>b</mi>
              <mi mathvariant="italic">other</mi>
            </msup>
          </mrow>
        </mrow>
        <mo fence="true" form="postfix" stretchy="false">)</mo>
      </mrow>
    </mrow>
    <annotation encoding="StarMath 5.0">arg max _ m I(m^{self}, b^{other})</annotation>
  </semantics>
</math>
</file>

<file path=Object 29/content.xml><?xml version="1.0" encoding="utf-8"?>
<math xmlns="http://www.w3.org/1998/Math/MathML" display="block">
  <semantics>
    <mrow>
      <mover accent="true">
        <mi>o</mi>
        <mo stretchy="false">~</mo>
      </mover>
      <msub>
        <mrow/>
        <mrow>
          <mi>t</mi>
          <mo stretchy="false">+</mo>
          <mn>1</mn>
        </mrow>
      </msub>
    </mrow>
    <annotation encoding="StarMath 5.0"> { tilde   o {}_{t+1}}</annotation>
  </semantics>
</math>
</file>

<file path=Object 3/content.xml><?xml version="1.0" encoding="utf-8"?>
<math xmlns="http://www.w3.org/1998/Math/MathML" display="block">
  <semantics>
    <mrow>
      <mi>b</mi>
      <msubsup>
        <mrow/>
        <mi>t</mi>
        <mi mathvariant="italic">self</mi>
      </msubsup>
    </mrow>
    <annotation encoding="StarMath 5.0">{{b} {}_{t}^{self}  }</annotation>
  </semantics>
</math>
</file>

<file path=Object 30/content.xml><?xml version="1.0" encoding="utf-8"?>
<math xmlns="http://www.w3.org/1998/Math/MathML" display="block">
  <semantics>
    <mrow>
      <mrow>
        <msub>
          <mi>r</mi>
          <mi>t</mi>
        </msub>
        <mo stretchy="false">+</mo>
        <mi>α</mi>
      </mrow>
      <mrow>
        <mover accent="true">
          <msub>
            <mi>r</mi>
            <mi>t</mi>
          </msub>
          <mo stretchy="false">^</mo>
        </mover>
        <mo stretchy="false">−</mo>
        <mi>β</mi>
      </mrow>
      <mrow>
        <mo fence="true" form="prefix" stretchy="true">|</mo>
        <mrow>
          <msub>
            <mi>m</mi>
            <mi>t</mi>
          </msub>
        </mrow>
        <mo fence="true" form="postfix" stretchy="true">|</mo>
      </mrow>
    </mrow>
    <annotation encoding="StarMath 5.0">r_t + %alpha hat r_t - %beta abs{m_t} </annotation>
  </semantics>
</math>
</file>

<file path=Object 31/content.xml><?xml version="1.0" encoding="utf-8"?>
<math xmlns="http://www.w3.org/1998/Math/MathML" display="block">
  <semantics>
    <mrow>
      <mi mathvariant="italic">arg</mi>
      <msub>
        <mi mathvariant="italic">max</mi>
        <mi>m</mi>
      </msub>
      <mi>Q</mi>
      <mrow>
        <mrow>
          <mo fence="true" form="prefix" stretchy="false">(</mo>
          <mrow>
            <mrow>
              <msup>
                <mi>b</mi>
                <mi mathvariant="italic">other</mi>
              </msup>
              <mi>,</mi>
              <mrow>
                <msup>
                  <mi>u</mi>
                  <mi mathvariant="italic">other</mi>
                </msup>
                <mo stretchy="false">∣</mo>
                <msup>
                  <mi>m</mi>
                  <mi mathvariant="italic">self</mi>
                </msup>
              </mrow>
            </mrow>
          </mrow>
          <mo fence="true" form="postfix" stretchy="false">)</mo>
        </mrow>
        <mo stretchy="false">−</mo>
        <mi>Q</mi>
      </mrow>
      <mrow>
        <mo fence="true" form="prefix" stretchy="false">(</mo>
        <mrow>
          <mrow>
            <msup>
              <mi>b</mi>
              <mi mathvariant="italic">other</mi>
            </msup>
            <mi>,</mi>
            <msup>
              <mi>u</mi>
              <mi mathvariant="italic">other</mi>
            </msup>
          </mrow>
        </mrow>
        <mo fence="true" form="postfix" stretchy="false">)</mo>
      </mrow>
    </mrow>
    <annotation encoding="StarMath 5.0">arg max_m Q (b^{other}, u^{other} divides m^{self})  - Q(b^{other},u^{other})</annotation>
  </semantics>
</math>
</file>

<file path=Object 32/content.xml><?xml version="1.0" encoding="utf-8"?>
<math xmlns="http://www.w3.org/1998/Math/MathML" display="block">
  <semantics>
    <mrow>
      <mi>π</mi>
      <mrow>
        <mo fence="true" form="prefix" stretchy="false">(</mo>
        <mrow>
          <mrow>
            <mi>m</mi>
            <mo stretchy="false">∣</mo>
            <mi>b</mi>
          </mrow>
        </mrow>
        <mo fence="true" form="postfix" stretchy="false">)</mo>
      </mrow>
    </mrow>
    <annotation encoding="StarMath 5.0">%pi(m divides b)</annotation>
  </semantics>
</math>
</file>

<file path=Object 33/content.xml><?xml version="1.0" encoding="utf-8"?>
<math xmlns="http://www.w3.org/1998/Math/MathML" display="block">
  <semantics>
    <mrow>
      <mi>f</mi>
      <mrow>
        <mo fence="true" form="prefix" stretchy="false">(</mo>
        <mrow>
          <mi>m</mi>
        </mrow>
        <mo fence="true" form="postfix" stretchy="false">)</mo>
      </mrow>
    </mrow>
    <annotation encoding="StarMath 5.0">f(m)</annotation>
  </semantics>
</math>
</file>

<file path=Object 34/content.xml><?xml version="1.0" encoding="utf-8"?>
<math xmlns="http://www.w3.org/1998/Math/MathML" display="block">
  <semantics>
    <mrow>
      <mover accent="true">
        <mover accent="true">
          <mi>b</mi>
          <mo stretchy="false">¯</mo>
        </mover>
        <mo stretchy="false">~</mo>
      </mover>
      <msubsup>
        <mrow/>
        <mrow>
          <mi>t</mi>
          <mo stretchy="false">+</mo>
          <mn>1</mn>
        </mrow>
        <mi mathvariant="italic">self</mi>
      </msubsup>
    </mrow>
    <annotation encoding="StarMath 5.0">{{tilde bar b} {}_{t+1}^{self}  }</annotation>
  </semantics>
</math>
</file>

<file path=Object 35/content.xml><?xml version="1.0" encoding="utf-8"?>
<math xmlns="http://www.w3.org/1998/Math/MathML" display="block">
  <semantics>
    <mrow>
      <mover accent="true">
        <mi>b</mi>
        <mo stretchy="false">~</mo>
      </mover>
      <msubsup>
        <mrow/>
        <mrow>
          <mi>t</mi>
          <mo stretchy="false">+</mo>
          <mn>1</mn>
        </mrow>
        <mi mathvariant="italic">self</mi>
      </msubsup>
    </mrow>
    <annotation encoding="StarMath 5.0">{{tilde b} {}_{t+1}^{self}  }</annotation>
  </semantics>
</math>
</file>

<file path=Object 39/content.xml><?xml version="1.0" encoding="utf-8"?>
<math xmlns="http://www.w3.org/1998/Math/MathML" display="block">
  <semantics>
    <mrow>
      <mi>m</mi>
      <msubsup>
        <mrow/>
        <mi>t</mi>
        <mi mathvariant="italic">all</mi>
      </msubsup>
    </mrow>
    <annotation encoding="StarMath 5.0">{m} {}_{t}^{all}</annotation>
  </semantics>
</math>
</file>

<file path=Object 4/content.xml><?xml version="1.0" encoding="utf-8"?>
<math xmlns="http://www.w3.org/1998/Math/MathML" display="block">
  <semantics>
    <msub>
      <mi>o</mi>
      <mi>t</mi>
    </msub>
    <annotation encoding="StarMath 5.0"> {o_t}</annotation>
  </semantics>
</math>
</file>

<file path=Object 41/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43/content.xml><?xml version="1.0" encoding="utf-8"?>
<math xmlns="http://www.w3.org/1998/Math/MathML" display="block">
  <semantics>
    <mrow>
      <mi>b</mi>
      <msubsup>
        <mrow/>
        <mi>t</mi>
        <mi mathvariant="italic">self</mi>
      </msubsup>
    </mrow>
    <annotation encoding="StarMath 5.0">{{b} {}_{t}^{self}  }</annotation>
  </semantics>
</math>
</file>

<file path=Object 45/content.xml><?xml version="1.0" encoding="utf-8"?>
<math xmlns="http://www.w3.org/1998/Math/MathML" display="block">
  <semantics>
    <mrow>
      <mover accent="true">
        <mi>m</mi>
        <mo stretchy="false">~</mo>
      </mover>
      <msubsup>
        <mrow/>
        <mrow>
          <mi>t</mi>
          <mo stretchy="false">+</mo>
          <mn>1</mn>
        </mrow>
        <mi mathvariant="italic">self</mi>
      </msubsup>
    </mrow>
    <annotation encoding="StarMath 5.0">{tilde m} {}_{t+1}^{self}</annotation>
  </semantics>
</math>
</file>

<file path=Object 46/content.xml><?xml version="1.0" encoding="utf-8"?>
<math xmlns="http://www.w3.org/1998/Math/MathML" display="block">
  <semantics>
    <mstyle mathcolor="white">
      <msub>
        <mi>π</mi>
        <mi mathvariant="italic">com</mi>
      </msub>
    </mstyle>
    <annotation encoding="StarMath 5.0">color white {%pi_com}</annotation>
  </semantics>
</math>
</file>

<file path=Object 49/content.xml><?xml version="1.0" encoding="utf-8"?>
<math xmlns="http://www.w3.org/1998/Math/MathML" display="block">
  <semantics>
    <msub>
      <mi>u</mi>
      <mi>t</mi>
    </msub>
    <annotation encoding="StarMath 5.0">{u_t}</annotation>
  </semantics>
</math>
</file>

<file path=Object 5/content.xml><?xml version="1.0" encoding="utf-8"?>
<math xmlns="http://www.w3.org/1998/Math/MathML" display="block">
  <semantics>
    <msub>
      <mi>u</mi>
      <mi>t</mi>
    </msub>
    <annotation encoding="StarMath 5.0">{u_t}</annotation>
  </semantics>
</math>
</file>

<file path=Object 50/content.xml><?xml version="1.0" encoding="utf-8"?>
<math xmlns="http://www.w3.org/1998/Math/MathML" display="block">
  <semantics>
    <mstyle mathcolor="white">
      <msub>
        <mi>π</mi>
        <mi mathvariant="italic">com</mi>
      </msub>
    </mstyle>
    <annotation encoding="StarMath 5.0">color white {%pi_com}</annotation>
  </semantics>
</math>
</file>

<file path=Object 53/content.xml><?xml version="1.0" encoding="utf-8"?>
<math xmlns="http://www.w3.org/1998/Math/MathML" display="block">
  <semantics>
    <mrow>
      <mi>m</mi>
      <msubsup>
        <mrow/>
        <mi>t</mi>
        <mi mathvariant="italic">self</mi>
      </msubsup>
    </mrow>
    <annotation encoding="StarMath 5.0">{m} {}_{t}^{self}</annotation>
  </semantics>
</math>
</file>

<file path=Object 54/content.xml><?xml version="1.0" encoding="utf-8"?>
<math xmlns="http://www.w3.org/1998/Math/MathML" display="block">
  <semantics>
    <mrow>
      <mi>b</mi>
      <msubsup>
        <mrow/>
        <mrow>
          <mi>t</mi>
          <mo stretchy="false">+</mo>
          <mn>1</mn>
        </mrow>
        <mi mathvariant="italic">self</mi>
      </msubsup>
    </mrow>
    <annotation encoding="StarMath 5.0">{{b} {}_{t+1}^{self}  }</annotation>
  </semantics>
</math>
</file>

<file path=Object 56/content.xml><?xml version="1.0" encoding="utf-8"?>
<math xmlns="http://www.w3.org/1998/Math/MathML" display="block">
  <semantics>
    <mstyle mathcolor="white">
      <msub>
        <mi>π</mi>
        <mi mathvariant="italic">ctrl</mi>
      </msub>
    </mstyle>
    <annotation encoding="StarMath 5.0">color white {%pi_ctrl}</annotation>
  </semantics>
</math>
</file>

<file path=Object 6/content.xml><?xml version="1.0" encoding="utf-8"?>
<math xmlns="http://www.w3.org/1998/Math/MathML" display="block">
  <semantics>
    <mstyle mathcolor="white">
      <msub>
        <mi>π</mi>
        <mi mathvariant="italic">com</mi>
      </msub>
    </mstyle>
    <annotation encoding="StarMath 5.0">color white {%pi_com}</annotation>
  </semantics>
</math>
</file>

<file path=Object 7/content.xml><?xml version="1.0" encoding="utf-8"?>
<math xmlns="http://www.w3.org/1998/Math/MathML" display="block">
  <semantics>
    <mrow>
      <mi>m</mi>
      <msubsup>
        <mrow/>
        <mi>t</mi>
        <mi mathvariant="italic">other</mi>
      </msubsup>
    </mrow>
    <annotation encoding="StarMath 5.0">{m} {}_{t}^{other}</annotation>
  </semantics>
</math>
</file>

<file path=Object 8/content.xml><?xml version="1.0" encoding="utf-8"?>
<math xmlns="http://www.w3.org/1998/Math/MathML" display="block">
  <semantics>
    <mrow>
      <mi>m</mi>
      <msubsup>
        <mrow/>
        <mi>t</mi>
        <mi mathvariant="italic">self</mi>
      </msubsup>
    </mrow>
    <annotation encoding="StarMath 5.0">{m} {}_{t}^{self}</annotation>
  </semantics>
</math>
</file>

<file path=Object 9/content.xml><?xml version="1.0" encoding="utf-8"?>
<math xmlns="http://www.w3.org/1998/Math/MathML" display="block">
  <semantics>
    <mrow>
      <mi>b</mi>
      <msubsup>
        <mrow/>
        <mrow>
          <mi>t</mi>
          <mo stretchy="false">+</mo>
          <mn>1</mn>
        </mrow>
        <mi mathvariant="italic">self</mi>
      </msubsup>
    </mrow>
    <annotation encoding="StarMath 5.0">{{b} {}_{t+1}^{self}  }</annotation>
  </semantics>
</math>
</file>